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807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1.222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4819in"/>
    </style:style>
    <style:style style:name="co10" style:family="table-column">
      <style:table-column-properties fo:break-before="auto" style:column-width="0.8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1" table:default-cell-style-name="Default"/>
        <table:table-row table:style-name="ro1">
          <table:table-cell office:value-type="string" calcext:value-type="string">
            <text:p>contest_name</text:p>
          </table:table-cell>
          <table:table-cell office:value-type="string" calcext:value-type="string">
            <text:p>audit_reason</text:p>
          </table:table-cell>
          <table:table-cell office:value-type="string" calcext:value-type="string">
            <text:p>random_audit_status</text:p>
          </table:table-cell>
          <table:table-cell office:value-type="string" calcext:value-type="string">
            <text:p>winners_allowed</text:p>
          </table:table-cell>
          <table:table-cell office:value-type="string" calcext:value-type="string">
            <text:p>ballot_card_count</text:p>
          </table:table-cell>
          <table:table-cell office:value-type="string" calcext:value-type="string">
            <text:p>contest_ballot_card_count</text:p>
          </table:table-cell>
          <table:table-cell office:value-type="string" calcext:value-type="string">
            <text:p>winners</text:p>
          </table:table-cell>
          <table:table-cell office:value-type="string" calcext:value-type="string">
            <text:p>min_margin</text:p>
          </table:table-cell>
          <table:table-cell office:value-type="string" calcext:value-type="string">
            <text:p>risk_limit</text:p>
          </table:table-cell>
          <table:table-cell office:value-type="string" calcext:value-type="string">
            <text:p>audited_sample_count</text:p>
          </table:table-cell>
          <table:table-cell office:value-type="string" calcext:value-type="string">
            <text:p>two_vote_over_count</text:p>
          </table:table-cell>
          <table:table-cell office:value-type="string" calcext:value-type="string">
            <text:p>one_vote_over_count</text:p>
          </table:table-cell>
          <table:table-cell office:value-type="string" calcext:value-type="string">
            <text:p>one_vote_under_count</text:p>
          </table:table-cell>
          <table:table-cell office:value-type="string" calcext:value-type="string">
            <text:p>two_vote_under_count</text:p>
          </table:table-cell>
          <table:table-cell office:value-type="string" calcext:value-type="string">
            <text:p>disagreement_count</text:p>
          </table:table-cell>
          <table:table-cell office:value-type="string" calcext:value-type="string">
            <text:p>other_count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overstatements</text:p>
          </table:table-cell>
          <table:table-cell office:value-type="string" calcext:value-type="string">
            <text:p>optimistic_samples_to_audit</text:p>
          </table:table-cell>
          <table:table-cell office:value-type="string" calcext:value-type="string">
            <text:p>estimated_samples_to_audit</text:p>
          </table:table-cell>
        </table:table-row>
        <table:table-row table:style-name="ro1">
          <table:table-cell office:value-type="string" calcext:value-type="string">
            <text:p>Academy School District 20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No/Against"</text:p>
          </table:table-cell>
          <table:table-cell office:value-type="float" office:value="5736" calcext:value-type="float">
            <text:p>57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cademy School District 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"Amy Shandy","Derrick Wilburn"</text:p>
          </table:table-cell>
          <table:table-cell office:value-type="float" office:value="2645" calcext:value-type="float">
            <text:p>26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2" calcext:value-type="float">
            <text:p>542</text:p>
          </table:table-cell>
        </table:table-row>
        <table:table-row table:style-name="ro1">
          <table:table-cell office:value-type="string" calcext:value-type="string">
            <text:p>Adams 12 Five Star School District Director District No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Lori Goldstein"</text:p>
          </table:table-cell>
          <table:table-cell office:value-type="float" office:value="15551" calcext:value-type="float">
            <text:p>155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dams 12 Five Star School District Director District No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9773" calcext:value-type="float">
            <text:p>129773</text:p>
          </table:table-cell>
          <table:table-cell office:value-type="float" office:value="58813" calcext:value-type="float">
            <text:p>58813</text:p>
          </table:table-cell>
          <table:table-cell office:value-type="string" calcext:value-type="string">
            <text:p>"Paula Battistelli"</text:p>
          </table:table-cell>
          <table:table-cell office:value-type="float" office:value="11196" calcext:value-type="float">
            <text:p>111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dams 12 Five Star School District Director District No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4528" calcext:value-type="float">
            <text:p>44528</text:p>
          </table:table-cell>
          <table:table-cell office:value-type="string" calcext:value-type="string">
            <text:p>"Alexis Marsh-Holschen"</text:p>
          </table:table-cell>
          <table:table-cell office:value-type="float" office:value="5131" calcext:value-type="float">
            <text:p>51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Adams-Arapahoe School District 28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38861" calcext:value-type="float">
            <text:p>38861</text:p>
          </table:table-cell>
          <table:table-cell office:value-type="string" calcext:value-type="string">
            <text:p>"Vicki Reinhard","Tiffany Tasker","Danielle Tomwing"</text:p>
          </table:table-cell>
          <table:table-cell office:value-type="float" office:value="5798" calcext:value-type="float">
            <text:p>5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Aims Community College Trustee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Heidi W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eannine Trusw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ms Community College Trustee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2761" calcext:value-type="float">
            <text:p>342761</text:p>
          </table:table-cell>
          <table:table-cell office:value-type="float" office:value="59987" calcext:value-type="float">
            <text:p>59987</text:p>
          </table:table-cell>
          <table:table-cell office:value-type="string" calcext:value-type="string">
            <text:p>"John W. Haefeli"</text:p>
          </table:table-cell>
          <table:table-cell office:value-type="float" office:value="673" calcext:value-type="float">
            <text:p>6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12" calcext:value-type="float">
            <text:p>3712</text:p>
          </table:table-cell>
        </table:table-row>
        <table:table-row table:style-name="ro1">
          <table:table-cell office:value-type="string" calcext:value-type="string">
            <text:p>Alamos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823" calcext:value-type="float">
            <text:p>3823</text:p>
          </table:table-cell>
          <table:table-cell office:value-type="string" calcext:value-type="string">
            <text:p>"Yes/For"</text:p>
          </table:table-cell>
          <table:table-cell office:value-type="float" office:value="797" calcext:value-type="float">
            <text:p>7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amosa School District RE-11J 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Andria Gay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55" calcext:value-type="float">
            <text:p>11255</text:p>
          </table:table-cell>
        </table:table-row>
        <table:table-row table:style-name="ro1">
          <table:table-cell office:value-type="string" calcext:value-type="string">
            <text:p>Alamosa School District RE-11J Directo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Louella Len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Michael Mump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mosa School District RE-11J Director District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3455" calcext:value-type="float">
            <text:p>3455</text:p>
          </table:table-cell>
          <table:table-cell office:value-type="string" calcext:value-type="string">
            <text:p>"Patrick Alan Colv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apahoe County School District #6 Littleton Public Schools School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37272" calcext:value-type="float">
            <text:p>37272</text:p>
          </table:table-cell>
          <table:table-cell office:value-type="string" calcext:value-type="string">
            <text:p>"Lindley McCrary","Cherie Garcia-Kuper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Archuleta - Archuleta County School District 50 JT Board of Directors District 3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5067" calcext:value-type="float">
            <text:p>5067</text:p>
          </table:table-cell>
          <table:table-cell office:value-type="string" calcext:value-type="string">
            <text:p>"Amanda Schick"</text:p>
          </table:table-cell>
          <table:table-cell office:value-type="float" office:value="1380" calcext:value-type="float">
            <text:p>13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obert Lynch"</text:p>
          </table:table-cell>
          <table:table-cell office:value-type="float" office:value="1799" calcext:value-type="float">
            <text:p>17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7" calcext:value-type="float">
            <text:p>3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Amanda Schick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Dana Guin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chuleta County School District 50 JT Board of Directors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Ray "Butch" Mack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iba-Flagler School District C-2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11" calcext:value-type="float">
            <text:p>41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"Lindsey L. Michal","Bart "BJ" New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Aspen School District No. 1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341" calcext:value-type="float">
            <text:p>5341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"Sarah Daniels","Cassie Harrelson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Ault-Highland School District RE-9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Ryleigh Sittn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lt-Highland School District RE-9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Heather Simpson"</text:p>
          </table:table-cell>
          <table:table-cell office:value-type="float" office:value="340" calcext:value-type="float">
            <text:p>3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4" calcext:value-type="float">
            <text:p>1724</text:p>
          </table:table-cell>
        </table:table-row>
        <table:table-row table:style-name="ro1">
          <table:table-cell office:value-type="string" calcext:value-type="string">
            <text:p>Ault-Highland School District RE-9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82" calcext:value-type="float">
            <text:p>2182</text:p>
          </table:table-cell>
          <table:table-cell office:value-type="string" calcext:value-type="string">
            <text:p>"Tara Stein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c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05" calcext:value-type="float">
            <text:p>1305</text:p>
          </table:table-cell>
          <table:table-cell office:value-type="string" calcext:value-type="string">
            <text:p>"No/Against"</text:p>
          </table:table-cell>
          <table:table-cell office:value-type="float" office:value="250" calcext:value-type="float">
            <text:p>2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Bailey Water and Sanitation District Ballot Issue 6A - Authorization to Incur Deb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"Yes/For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Ballot Issue 5A - Extension of Expiring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39" calcext:value-type="float">
            <text:p>5739</text:p>
          </table:table-cell>
          <table:table-cell office:value-type="float" office:value="5081" calcext:value-type="float">
            <text:p>5081</text:p>
          </table:table-cell>
          <table:table-cell office:value-type="string" calcext:value-type="string">
            <text:p>"Yes/For"</text:p>
          </table:table-cell>
          <table:table-cell office:value-type="float" office:value="2273" calcext:value-type="float">
            <text:p>22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ALLOT ISSUE NO. 4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446" calcext:value-type="float">
            <text:p>4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BALLOT ISSUE NO.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714" calcext:value-type="float">
            <text:p>7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"Yes/For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</table:table-row>
        <table:table-row table:style-name="ro1">
          <table:table-cell office:value-type="string" calcext:value-type="string">
            <text:p>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"Yes/For"</text:p>
          </table:table-cell>
          <table:table-cell office:value-type="float" office:value="61" calcext:value-type="float">
            <text:p>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Basalt and Rural Fire Protection District Ballot Issue No.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665" calcext:value-type="float">
            <text:p>20665</text:p>
          </table:table-cell>
          <table:table-cell office:value-type="float" office:value="3185" calcext:value-type="float">
            <text:p>3185</text:p>
          </table:table-cell>
          <table:table-cell office:value-type="string" calcext:value-type="string">
            <text:p>"Yes/For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string" calcext:value-type="string">
            <text:p>Base Village Metropolitan District No. 2 Ballot Issue No. 6A - Repeal Unused Debt Authoriz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"Yes/For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0" calcext:value-type="float">
            <text:p>9730</text:p>
          </table:table-cell>
        </table:table-row>
        <table:table-row table:style-name="ro1">
          <table:table-cell office:value-type="string" calcext:value-type="string">
            <text:p>Bayfield School District 10 Jt-R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3390" calcext:value-type="float">
            <text:p>3390</text:p>
          </table:table-cell>
          <table:table-cell office:value-type="string" calcext:value-type="string">
            <text:p>"Justin Talbot","Debbie Wilhelm","Molly Orendorff"</text:p>
          </table:table-cell>
          <table:table-cell office:value-type="float" office:value="27" calcext:value-type="float">
            <text:p>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34" calcext:value-type="float">
            <text:p>6434</text:p>
          </table:table-cell>
        </table:table-row>
        <table:table-row table:style-name="ro1">
          <table:table-cell office:value-type="string" calcext:value-type="string">
            <text:p>Bennett School District 29J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No/Against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79" calcext:value-type="float">
            <text:p>3079</text:p>
          </table:table-cell>
        </table:table-row>
        <table:table-row table:style-name="ro1">
          <table:table-cell office:value-type="string" calcext:value-type="string">
            <text:p>Bennett School District 29J School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"Alyssa Pae","Darvin Harrell","Brennan Westendorf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750" calcext:value-type="float">
            <text:p>19750</text:p>
          </table:table-cell>
        </table:table-row>
        <table:table-row table:style-name="ro1">
          <table:table-cell office:value-type="string" calcext:value-type="string">
            <text:p>Bethune School District R-5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Scott Powell","Eric Ziegler","Connie Strobel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Bethune School District R-5 Recall Ques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"YES/FOR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" calcext:value-type="float">
            <text:p>787</text:p>
          </table:table-cell>
        </table:table-row>
        <table:table-row table:style-name="ro1">
          <table:table-cell office:value-type="string" calcext:value-type="string">
            <text:p>Big Sandy School District 100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08650" calcext:value-type="float">
            <text:p>208650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"Judy Book","Curtis Stanko","Hank Smith"</text:p>
          </table:table-cell>
          <table:table-cell office:value-type="float" office:value="234" calcext:value-type="float">
            <text:p>2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98" calcext:value-type="float">
            <text:p>6498</text:p>
          </table:table-cell>
        </table:table-row>
        <table:table-row table:style-name="ro1">
          <table:table-cell office:value-type="string" calcext:value-type="string">
            <text:p>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Grayson Cooper","Angel Bujanda Gutierrez","Miriam Loz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rd of Education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4931" calcext:value-type="float">
            <text:p>14931</text:p>
          </table:table-cell>
          <table:table-cell office:value-type="float" office:value="613" calcext:value-type="float">
            <text:p>613</text:p>
          </table:table-cell>
          <table:table-cell office:value-type="string" calcext:value-type="string">
            <text:p>"Emily Mock","Ashley Tomlinso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9" calcext:value-type="float">
            <text:p>1209</text:p>
          </table:table-cell>
        </table:table-row>
        <table:table-row table:style-name="ro1">
          <table:table-cell office:value-type="string" calcext:value-type="string">
            <text:p>Boulder County Ballot Issue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72118" calcext:value-type="float">
            <text:p>72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ulder County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9627" calcext:value-type="float">
            <text:p>119627</text:p>
          </table:table-cell>
          <table:table-cell office:value-type="string" calcext:value-type="string">
            <text:p>"Yes/For"</text:p>
          </table:table-cell>
          <table:table-cell office:value-type="float" office:value="50079" calcext:value-type="float">
            <text:p>5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ason Unger"</text:p>
          </table:table-cell>
          <table:table-cell office:value-type="float" office:value="101" calcext:value-type="float">
            <text:p>1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Boulder Valley School District RE-2 Director District A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ason Unger"</text:p>
          </table:table-cell>
          <table:table-cell office:value-type="float" office:value="11281" calcext:value-type="float">
            <text:p>11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Alex Medler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Boulder Valley School District RE-2 Director District C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Alex Medler"</text:p>
          </table:table-cell>
          <table:table-cell office:value-type="float" office:value="21677" calcext:value-type="float">
            <text:p>216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Lalenia Quinlan Aweid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Boulder Valley School District RE-2 Director District D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Lalenia Quinlan Aweida"</text:p>
          </table:table-cell>
          <table:table-cell office:value-type="float" office:value="9389" calcext:value-type="float">
            <text:p>9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6" calcext:value-type="float">
            <text:p>2596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"Jorge Chavez"</text:p>
          </table:table-cell>
          <table:table-cell office:value-type="float" office:value="100" calcext:value-type="float">
            <text:p>1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Boulder Valley School District RE-2 Director District G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6331" calcext:value-type="float">
            <text:p>146331</text:p>
          </table:table-cell>
          <table:table-cell office:value-type="float" office:value="84257" calcext:value-type="float">
            <text:p>84257</text:p>
          </table:table-cell>
          <table:table-cell office:value-type="string" calcext:value-type="string">
            <text:p>"Jorge Chavez"</text:p>
          </table:table-cell>
          <table:table-cell office:value-type="float" office:value="21368" calcext:value-type="float">
            <text:p>213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Tom Green"</text:p>
          </table:table-cell>
          <table:table-cell office:value-type="float" office:value="5675" calcext:value-type="float">
            <text:p>56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Melinda Carbajal"</text:p>
          </table:table-cell>
          <table:table-cell office:value-type="float" office:value="4357" calcext:value-type="float">
            <text:p>4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Annie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on School District 27J Board of Education Director District No. 7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0180" calcext:value-type="float">
            <text:p>210180</text:p>
          </table:table-cell>
          <table:table-cell office:value-type="float" office:value="28565" calcext:value-type="float">
            <text:p>28565</text:p>
          </table:table-cell>
          <table:table-cell office:value-type="string" calcext:value-type="string">
            <text:p>"Rachel Wilhelm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oomfield - Adams 12 Five Star School District Director District No 5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14285" calcext:value-type="float">
            <text:p>14285</text:p>
          </table:table-cell>
          <table:table-cell office:value-type="string" calcext:value-type="string">
            <text:p>"Alexis Marsh-Holschen"</text:p>
          </table:table-cell>
          <table:table-cell office:value-type="float" office:value="2481" calcext:value-type="float">
            <text:p>24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Paula Dylan"</text:p>
          </table:table-cell>
          <table:table-cell office:value-type="float" office:value="570" calcext:value-type="float">
            <text:p>5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Buena Vista School District R-31 Board of Education Director At Large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Mallory Brooks"</text:p>
          </table:table-cell>
          <table:table-cell office:value-type="float" office:value="397" calcext:value-type="float">
            <text:p>3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Brett Mitchell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Norman Nyber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ena Vista School District R-31 Board of Education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George Rich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ffalo Highlands Metropolita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71" calcext:value-type="float">
            <text:p>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94" calcext:value-type="float">
            <text:p>10594</text:p>
          </table:table-cell>
        </table:table-row>
        <table:table-row table:style-name="ro1">
          <table:table-cell office:value-type="string" calcext:value-type="string">
            <text:p>Buffalo Highlands Metropolita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26" calcext:value-type="float">
            <text:p>11226</text:p>
          </table:table-cell>
        </table:table-row>
        <table:table-row table:style-name="ro1">
          <table:table-cell office:value-type="string" calcext:value-type="string">
            <text:p>Buffalo Highland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"Yes/For"</text:p>
          </table:table-cell>
          <table:table-cell office:value-type="float" office:value="69" calcext:value-type="float">
            <text:p>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01" calcext:value-type="float">
            <text:p>10901</text:p>
          </table:table-cell>
        </table:table-row>
        <table:table-row table:style-name="ro1">
          <table:table-cell office:value-type="string" calcext:value-type="string">
            <text:p>BURLINGTON SCHOOL DISTRICT RE-6J BALLOT ISSUE 5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YES/FOR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Burlington School District RE-6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590" calcext:value-type="float">
            <text:p>2590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"Warren Schaal","Justin Carter","Casey McDaniel","Grant James"</text:p>
          </table:table-cell>
          <table:table-cell office:value-type="float" office:value="53" calcext:value-type="float">
            <text:p>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Byers School District 32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73728" calcext:value-type="float">
            <text:p>273728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"Dennis Messer","Allison Harris","Jason Meier","Matt Eymann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9332" calcext:value-type="float">
            <text:p>249332</text:p>
          </table:table-cell>
        </table:table-row>
        <table:table-row table:style-name="ro1">
          <table:table-cell office:value-type="string" calcext:value-type="string">
            <text:p>Canon City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Robin Reeser","Bret Meuli","Matthew Alexande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89" calcext:value-type="float">
            <text:p>3789</text:p>
          </table:table-cell>
        </table:table-row>
        <table:table-row table:style-name="ro1">
          <table:table-cell office:value-type="string" calcext:value-type="string">
            <text:p>CANON CITY SCHOOL DISTRICT RE-1 ISSUE # 4A: <text:s/>BOND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9909" calcext:value-type="float">
            <text:p>9909</text:p>
          </table:table-cell>
          <table:table-cell office:value-type="string" calcext:value-type="string">
            <text:p>"Yes/For"</text:p>
          </table:table-cell>
          <table:table-cell office:value-type="float" office:value="2181" calcext:value-type="float">
            <text:p>21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entennial R-1 Schoo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Elizabeth Ann Gettel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Centennial R-1 School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29" calcext:value-type="float">
            <text:p>1229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"Pamela Vig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Kimberlee Anne Dur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er Consolidated School District 26 JT Director - District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9126" calcext:value-type="float">
            <text:p>9126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Lloyd M. Garcia","Richard J. Barela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0" calcext:value-type="float">
            <text:p>1210</text:p>
          </table:table-cell>
        </table:table-row>
        <table:table-row table:style-name="ro1">
          <table:table-cell office:value-type="string" calcext:value-type="string">
            <text:p>Center Fire Protection District Ballot Issue 7A - Mill Levy Increas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126" calcext:value-type="float">
            <text:p>9126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"Yes/Fo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Cherokee Ridge Estates MD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"YES"</text:p>
          </table:table-cell>
          <table:table-cell office:value-type="float" office:value="37" calcext:value-type="float">
            <text:p>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79" calcext:value-type="float">
            <text:p>28479</text:p>
          </table:table-cell>
        </table:table-row>
        <table:table-row table:style-name="ro1">
          <table:table-cell office:value-type="string" calcext:value-type="string">
            <text:p>Cherry Creek School District No. 5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ne Egan"</text:p>
          </table:table-cell>
          <table:table-cell office:value-type="float" office:value="22552" calcext:value-type="float">
            <text:p>22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herry Creek School District No. 5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Ruthie Know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rry Creek School District No. 5 Director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8049" calcext:value-type="float">
            <text:p>88049</text:p>
          </table:table-cell>
          <table:table-cell office:value-type="string" calcext:value-type="string">
            <text:p>"Angela Garland"</text:p>
          </table:table-cell>
          <table:table-cell office:value-type="float" office:value="19099" calcext:value-type="float">
            <text:p>190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Cheyenne Mountain School District 1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9133" calcext:value-type="float">
            <text:p>9133</text:p>
          </table:table-cell>
          <table:table-cell office:value-type="string" calcext:value-type="string">
            <text:p>"Michael Grage","Betsy Kleiner","Susan Mellow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4" calcext:value-type="float">
            <text:p>2834</text:p>
          </table:table-cell>
        </table:table-row>
        <table:table-row table:style-name="ro1">
          <table:table-cell office:value-type="string" calcext:value-type="string">
            <text:p>Cheyenn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string" calcext:value-type="string">
            <text:p>"No/Against"</text:p>
          </table:table-cell>
          <table:table-cell office:value-type="float" office:value="293" calcext:value-type="float">
            <text:p>2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ity and County of Broomfield Councilmember Ward 1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4717" calcext:value-type="float">
            <text:p>4717</text:p>
          </table:table-cell>
          <table:table-cell office:value-type="string" calcext:value-type="string">
            <text:p>"Kenny Van Nguyen"</text:p>
          </table:table-cell>
          <table:table-cell office:value-type="float" office:value="505" calcext:value-type="float">
            <text:p>5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City and County of Broomfield Councilmember Ward 2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"Paloma Delgadill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3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"Jean Lim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City and County of Broomfield Councilmember Ward 4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6939" calcext:value-type="float">
            <text:p>6939</text:p>
          </table:table-cell>
          <table:table-cell office:value-type="string" calcext:value-type="string">
            <text:p>"Laurie Ande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Broomfield Councilmember Ward 5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Heidi Henkel"</text:p>
          </table:table-cell>
          <table:table-cell office:value-type="float" office:value="279" calcext:value-type="float">
            <text:p>2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City and County of Broomfield - Mayor (2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26309" calcext:value-type="float">
            <text:p>26309</text:p>
          </table:table-cell>
          <table:table-cell office:value-type="string" calcext:value-type="string">
            <text:p>"Guyleen Castriot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and County of Denver Referred Question 2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Yes"</text:p>
          </table:table-cell>
          <table:table-cell office:value-type="float" office:value="90295" calcext:value-type="float">
            <text:p>90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"Joey Edwards"</text:p>
          </table:table-cell>
          <table:table-cell office:value-type="float" office:value="55" calcext:value-type="float">
            <text:p>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"Cisco Tharp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1849" calcext:value-type="float">
            <text:p>1849</text:p>
          </table:table-cell>
          <table:table-cell office:value-type="string" calcext:value-type="string">
            <text:p>"Michael Car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"Liz Hens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"Dawn Kreb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Alamosa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826" calcext:value-type="float">
            <text:p>3826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"Jacqueline (Jackie) Vigil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City of Arvad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Sharon H. Davis"</text:p>
          </table:table-cell>
          <table:table-cell office:value-type="float" office:value="5942" calcext:value-type="float">
            <text:p>59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City of Arvada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10418" calcext:value-type="float">
            <text:p>10418</text:p>
          </table:table-cell>
          <table:table-cell office:value-type="string" calcext:value-type="string">
            <text:p>"Shawna Ambrose"</text:p>
          </table:table-cell>
          <table:table-cell office:value-type="float" office:value="210" calcext:value-type="float">
            <text:p>2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67" calcext:value-type="float">
            <text:p>10767</text:p>
          </table:table-cell>
        </table:table-row>
        <table:table-row table:style-name="ro1">
          <table:table-cell office:value-type="string" calcext:value-type="string">
            <text:p>City of Arvada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4015" calcext:value-type="float">
            <text:p>14015</text:p>
          </table:table-cell>
          <table:table-cell office:value-type="string" calcext:value-type="string">
            <text:p>"Bob Fifer"</text:p>
          </table:table-cell>
          <table:table-cell office:value-type="float" office:value="3139" calcext:value-type="float">
            <text:p>3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City of Arvad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46729" calcext:value-type="float">
            <text:p>46729</text:p>
          </table:table-cell>
          <table:table-cell office:value-type="string" calcext:value-type="string">
            <text:p>"Lauren Simpson"</text:p>
          </table:table-cell>
          <table:table-cell office:value-type="float" office:value="464" calcext:value-type="float">
            <text:p>4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73" calcext:value-type="float">
            <text:p>4873</text:p>
          </table:table-cell>
        </table:table-row>
        <table:table-row table:style-name="ro1">
          <table:table-cell office:value-type="string" calcext:value-type="string">
            <text:p>City of Aurora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No/Against"</text:p>
          </table:table-cell>
          <table:table-cell office:value-type="float" office:value="11826" calcext:value-type="float">
            <text:p>118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City of Aurora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15808" calcext:value-type="float">
            <text:p>158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ity of Aurora Ballot Question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4932" calcext:value-type="float">
            <text:p>249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ity of Aurora Ballot Question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Yes/For"</text:p>
          </table:table-cell>
          <table:table-cell office:value-type="float" office:value="28072" calcext:value-type="float">
            <text:p>280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City of Aurora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Alison Coombs","Curtis Gardner"</text:p>
          </table:table-cell>
          <table:table-cell office:value-type="float" office:value="5806" calcext:value-type="float">
            <text:p>58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City of Aurora Council Member Ward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4607" calcext:value-type="float">
            <text:p>14607</text:p>
          </table:table-cell>
          <table:table-cell office:value-type="string" calcext:value-type="string">
            <text:p>"Stephanie Y. Hancock"</text:p>
          </table:table-cell>
          <table:table-cell office:value-type="float" office:value="1009" calcext:value-type="float">
            <text:p>10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City of Aurora Council Member Ward 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895" calcext:value-type="float">
            <text:p>18895</text:p>
          </table:table-cell>
          <table:table-cell office:value-type="string" calcext:value-type="string">
            <text:p>"Angela Lawson"</text:p>
          </table:table-cell>
          <table:table-cell office:value-type="float" office:value="3557" calcext:value-type="float">
            <text:p>35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City of Aurora Council Member Ward V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5115" calcext:value-type="float">
            <text:p>315115</text:p>
          </table:table-cell>
          <table:table-cell office:value-type="float" office:value="19858" calcext:value-type="float">
            <text:p>19858</text:p>
          </table:table-cell>
          <table:table-cell office:value-type="string" calcext:value-type="string">
            <text:p>"Francoise Bergan"</text:p>
          </table:table-cell>
          <table:table-cell office:value-type="float" office:value="3667" calcext:value-type="float">
            <text:p>36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</table:table-row>
        <table:table-row table:style-name="ro1">
          <table:table-cell office:value-type="string" calcext:value-type="string">
            <text:p>City of Aurora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18329" calcext:value-type="float">
            <text:p>418329</text:p>
          </table:table-cell>
          <table:table-cell office:value-type="float" office:value="81627" calcext:value-type="float">
            <text:p>81627</text:p>
          </table:table-cell>
          <table:table-cell office:value-type="string" calcext:value-type="string">
            <text:p>"Mike Coffman"</text:p>
          </table:table-cell>
          <table:table-cell office:value-type="float" office:value="9544" calcext:value-type="float">
            <text:p>95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City of Boulder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16337" calcext:value-type="float">
            <text:p>163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ity of Bould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21984" calcext:value-type="float">
            <text:p>219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ity of Boulder Ballot Question 302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Yes/For"</text:p>
          </table:table-cell>
          <table:table-cell office:value-type="float" office:value="7288" calcext:value-type="float">
            <text:p>72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Boulder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34249" calcext:value-type="float">
            <text:p>34249</text:p>
          </table:table-cell>
          <table:table-cell office:value-type="string" calcext:value-type="string">
            <text:p>"Taishya Adams","Tara Winer","Ryan Schuchard","Tina Marquis"</text:p>
          </table:table-cell>
          <table:table-cell office:value-type="float" office:value="47" calcext:value-type="float">
            <text:p>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570" calcext:value-type="float">
            <text:p>18570</text:p>
          </table:table-cell>
        </table:table-row>
        <table:table-row table:style-name="ro1">
          <table:table-cell office:value-type="string" calcext:value-type="string">
            <text:p>City of Brighton Ballot Issue 3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8244" calcext:value-type="float">
            <text:p>8244</text:p>
          </table:table-cell>
          <table:table-cell office:value-type="string" calcext:value-type="string">
            <text:p>"No/Against"</text:p>
          </table:table-cell>
          <table:table-cell office:value-type="float" office:value="2321" calcext:value-type="float">
            <text:p>2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7" calcext:value-type="float">
            <text:p>577</text:p>
          </table:table-cell>
        </table:table-row>
        <table:table-row table:style-name="ro1">
          <table:table-cell office:value-type="string" calcext:value-type="string">
            <text:p>City of Brighto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"Tom Green"</text:p>
          </table:table-cell>
          <table:table-cell office:value-type="float" office:value="762" calcext:value-type="float">
            <text:p>7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6" calcext:value-type="float">
            <text:p>1756</text:p>
          </table:table-cell>
        </table:table-row>
        <table:table-row table:style-name="ro1">
          <table:table-cell office:value-type="string" calcext:value-type="string">
            <text:p>City of Brighto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"Jim Sny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"Chris Fied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ighton Council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387" calcext:value-type="float">
            <text:p>2387</text:p>
          </table:table-cell>
          <table:table-cell office:value-type="string" calcext:value-type="string">
            <text:p>"Kathryn Le Donne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56" calcext:value-type="float">
            <text:p>6656</text:p>
          </table:table-cell>
        </table:table-row>
        <table:table-row table:style-name="ro1">
          <table:table-cell office:value-type="string" calcext:value-type="string">
            <text:p>City of Brush Councilo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"Nathan Tyr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Brush Councilo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"Daniel R. Scalise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97" calcext:value-type="float">
            <text:p>4797</text:p>
          </table:table-cell>
        </table:table-row>
        <table:table-row table:style-name="ro1">
          <table:table-cell office:value-type="string" calcext:value-type="string">
            <text:p>City of Brush Councilo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"Justin Spradlin"</text:p>
          </table:table-cell>
          <table:table-cell office:value-type="float" office:value="49" calcext:value-type="float">
            <text:p>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77" calcext:value-type="float">
            <text:p>1077</text:p>
          </table:table-cell>
        </table:table-row>
        <table:table-row table:style-name="ro1">
          <table:table-cell office:value-type="string" calcext:value-type="string">
            <text:p>City of Canon City - City Council -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Amy Schmisseur","Gerald Meloni"</text:p>
          </table:table-cell>
          <table:table-cell office:value-type="float" office:value="555" calcext:value-type="float">
            <text:p>5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ity of Canon City -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Kathy Worth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Timothy Denneh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non City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5567" calcext:value-type="float">
            <text:p>5567</text:p>
          </table:table-cell>
          <table:table-cell office:value-type="string" calcext:value-type="string">
            <text:p>"Preston Troutman"</text:p>
          </table:table-cell>
          <table:table-cell office:value-type="float" office:value="787" calcext:value-type="float">
            <text:p>7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Caste Pines Ballot Issue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563" calcext:value-type="float">
            <text:p>5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2" calcext:value-type="float">
            <text:p>1872</text:p>
          </table:table-cell>
        </table:table-row>
        <table:table-row table:style-name="ro1">
          <table:table-cell office:value-type="string" calcext:value-type="string">
            <text:p>City of Castle Pines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6543" calcext:value-type="float">
            <text:p>6543</text:p>
          </table:table-cell>
          <table:table-cell office:value-type="string" calcext:value-type="string">
            <text:p>"YES"</text:p>
          </table:table-cell>
          <table:table-cell office:value-type="float" office:value="316" calcext:value-type="float">
            <text:p>3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35" calcext:value-type="float">
            <text:p>3335</text:p>
          </table:table-cell>
        </table:table-row>
        <table:table-row table:style-name="ro1">
          <table:table-cell office:value-type="string" calcext:value-type="string">
            <text:p>City of Castle Pines -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79" calcext:value-type="float">
            <text:p>2479</text:p>
          </table:table-cell>
          <table:table-cell office:value-type="string" calcext:value-type="string">
            <text:p>"Deborah M. Mulvey"</text:p>
          </table:table-cell>
          <table:table-cell office:value-type="float" office:value="124" calcext:value-type="float">
            <text:p>1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98" calcext:value-type="float">
            <text:p>8498</text:p>
          </table:table-cell>
        </table:table-row>
        <table:table-row table:style-name="ro1">
          <table:table-cell office:value-type="string" calcext:value-type="string">
            <text:p>City of Castle Pines -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Ron Co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astle Pines - Council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"Geoff Blue"</text:p>
          </table:table-cell>
          <table:table-cell office:value-type="float" office:value="320" calcext:value-type="float">
            <text:p>3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3" calcext:value-type="float">
            <text:p>3293</text:p>
          </table:table-cell>
        </table:table-row>
        <table:table-row table:style-name="ro1">
          <table:table-cell office:value-type="string" calcext:value-type="string">
            <text:p>City of Centennial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75" calcext:value-type="float">
            <text:p>10375</text:p>
          </table:table-cell>
          <table:table-cell office:value-type="string" calcext:value-type="string">
            <text:p>"Amy Tharp"</text:p>
          </table:table-cell>
          <table:table-cell office:value-type="float" office:value="1769" calcext:value-type="float">
            <text:p>17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3" calcext:value-type="float">
            <text:p>703</text:p>
          </table:table-cell>
        </table:table-row>
        <table:table-row table:style-name="ro1">
          <table:table-cell office:value-type="string" calcext:value-type="string">
            <text:p>City of Centennial Council 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094" calcext:value-type="float">
            <text:p>10094</text:p>
          </table:table-cell>
          <table:table-cell office:value-type="string" calcext:value-type="string">
            <text:p>"Christine Sweetland"</text:p>
          </table:table-cell>
          <table:table-cell office:value-type="float" office:value="2189" calcext:value-type="float">
            <text:p>2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City of Centennial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0341" calcext:value-type="float">
            <text:p>10341</text:p>
          </table:table-cell>
          <table:table-cell office:value-type="string" calcext:value-type="string">
            <text:p>"Richard Holt"</text:p>
          </table:table-cell>
          <table:table-cell office:value-type="float" office:value="2631" calcext:value-type="float">
            <text:p>26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City of Centennial Council 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215" calcext:value-type="float">
            <text:p>8215</text:p>
          </table:table-cell>
          <table:table-cell office:value-type="string" calcext:value-type="string">
            <text:p>"Don Sheeh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olorado Springs Ballot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0457" calcext:value-type="float">
            <text:p>130457</text:p>
          </table:table-cell>
          <table:table-cell office:value-type="string" calcext:value-type="string">
            <text:p>"No"</text:p>
          </table:table-cell>
          <table:table-cell office:value-type="float" office:value="7176" calcext:value-type="float">
            <text:p>71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ity of Commerce City Ballot Question 3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1641" calcext:value-type="float">
            <text:p>1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City of Commerce City Ballot Question 3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No/Against"</text:p>
          </table:table-cell>
          <table:table-cell office:value-type="float" office:value="86" calcext:value-type="float">
            <text:p>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46" calcext:value-type="float">
            <text:p>8746</text:p>
          </table:table-cell>
        </table:table-row>
        <table:table-row table:style-name="ro1">
          <table:table-cell office:value-type="string" calcext:value-type="string">
            <text:p>City of Commerce City Ballot Question 3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2971" calcext:value-type="float">
            <text:p>29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City of Commerce City Ballot Question 3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es/For"</text:p>
          </table:table-cell>
          <table:table-cell office:value-type="float" office:value="4529" calcext:value-type="float">
            <text:p>45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City of Commerce City Council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Yong Gen "Craig" Kim","Charles Dukes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9" calcext:value-type="float">
            <text:p>879</text:p>
          </table:table-cell>
        </table:table-row>
        <table:table-row table:style-name="ro1">
          <table:table-cell office:value-type="string" calcext:value-type="string">
            <text:p>City of Commerce City Council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56" calcext:value-type="float">
            <text:p>1456</text:p>
          </table:table-cell>
          <table:table-cell office:value-type="string" calcext:value-type="string">
            <text:p>"Rocky Teter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93" calcext:value-type="float">
            <text:p>20893</text:p>
          </table:table-cell>
        </table:table-row>
        <table:table-row table:style-name="ro1">
          <table:table-cell office:value-type="string" calcext:value-type="string">
            <text:p>City of Commerce City Council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"Renee M. Chacon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City of Commerce City Council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351" calcext:value-type="float">
            <text:p>4351</text:p>
          </table:table-cell>
          <table:table-cell office:value-type="string" calcext:value-type="string">
            <text:p>"Susan Noble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6" calcext:value-type="float">
            <text:p>4066</text:p>
          </table:table-cell>
        </table:table-row>
        <table:table-row table:style-name="ro1">
          <table:table-cell office:value-type="string" calcext:value-type="string">
            <text:p>City of Commerce Cit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Steve Douglas"</text:p>
          </table:table-cell>
          <table:table-cell office:value-type="float" office:value="1137" calcext:value-type="float">
            <text:p>1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Craig Ballot Question 2A - Charter Amendment for Revocable Permit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351" calcext:value-type="float">
            <text:p>3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ity of Craig Ballot Question 2B - Charter Amendment Regarding Council Presid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No/Against"</text:p>
          </table:table-cell>
          <table:table-cell office:value-type="float" office:value="926" calcext:value-type="float">
            <text:p>9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Craig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Derek Duran","Randy Looper","Nathan Butler","Luke Tucker"</text:p>
          </table:table-cell>
          <table:table-cell office:value-type="float" office:value="153" calcext:value-type="float">
            <text:p>1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City of Crai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676" calcext:value-type="float">
            <text:p>3676</text:p>
          </table:table-cell>
          <table:table-cell office:value-type="float" office:value="2159" calcext:value-type="float">
            <text:p>2159</text:p>
          </table:table-cell>
          <table:table-cell office:value-type="string" calcext:value-type="string">
            <text:p>"Chris Nichols"</text:p>
          </table:table-cell>
          <table:table-cell office:value-type="float" office:value="540" calcext:value-type="float">
            <text:p>5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ity of Cripple Cree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Yes/For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21" calcext:value-type="float">
            <text:p>2421</text:p>
          </table:table-cell>
        </table:table-row>
        <table:table-row table:style-name="ro1">
          <table:table-cell office:value-type="string" calcext:value-type="string">
            <text:p>City of Cripple Creek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"Cody Schwab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Council -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"Jared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Cripple Creek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"Annie Durham"</text:p>
          </table:table-cell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</table:table-row>
        <table:table-row table:style-name="ro1">
          <table:table-cell office:value-type="string" calcext:value-type="string">
            <text:p>City of Dacono Ballot Issue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No/Against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97" calcext:value-type="float">
            <text:p>29297</text:p>
          </table:table-cell>
        </table:table-row>
        <table:table-row table:style-name="ro1">
          <table:table-cell office:value-type="string" calcext:value-type="string">
            <text:p>City of Dacono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596" calcext:value-type="float">
            <text:p>5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City of Dacono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706" calcext:value-type="float">
            <text:p>7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City of Dacono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Yes/For"</text:p>
          </table:table-cell>
          <table:table-cell office:value-type="float" office:value="411" calcext:value-type="float">
            <text:p>4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6" calcext:value-type="float">
            <text:p>1426</text:p>
          </table:table-cell>
        </table:table-row>
        <table:table-row table:style-name="ro1">
          <table:table-cell office:value-type="string" calcext:value-type="string">
            <text:p>City of Dacono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"Doris Crespo","Rick Gerk"</text:p>
          </table:table-cell>
          <table:table-cell office:value-type="float" office:value="65" calcext:value-type="float">
            <text:p>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15" calcext:value-type="float">
            <text:p>9015</text:p>
          </table:table-cell>
        </table:table-row>
        <table:table-row table:style-name="ro1">
          <table:table-cell office:value-type="string" calcext:value-type="string">
            <text:p>City of Edgewa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Joie Iten","Mercedes Valdez","Kali Janda","Bill Berg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42" calcext:value-type="float">
            <text:p>17342</text:p>
          </table:table-cell>
        </table:table-row>
        <table:table-row table:style-name="ro1">
          <table:table-cell office:value-type="string" calcext:value-type="string">
            <text:p>City of Edgewate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"Steve Conklin"</text:p>
          </table:table-cell>
          <table:table-cell office:value-type="float" office:value="935" calcext:value-type="float">
            <text:p>9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4" calcext:value-type="float">
            <text:p>1614</text:p>
          </table:table-cell>
        </table:table-row>
        <table:table-row table:style-name="ro1">
          <table:table-cell office:value-type="string" calcext:value-type="string">
            <text:p>City of Englewood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611" calcext:value-type="float">
            <text:p>6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City of Englewoo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386" calcext:value-type="float">
            <text:p>3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City of Englewoo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917" calcext:value-type="float">
            <text:p>9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5" calcext:value-type="float">
            <text:p>1355</text:p>
          </table:table-cell>
        </table:table-row>
        <table:table-row table:style-name="ro1">
          <table:table-cell office:value-type="string" calcext:value-type="string">
            <text:p>City of Englewood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449" calcext:value-type="float">
            <text:p>14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City of Englewood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No/Against"</text:p>
          </table:table-cell>
          <table:table-cell office:value-type="float" office:value="157" calcext:value-type="float">
            <text:p>1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15" calcext:value-type="float">
            <text:p>7915</text:p>
          </table:table-cell>
        </table:table-row>
        <table:table-row table:style-name="ro1">
          <table:table-cell office:value-type="string" calcext:value-type="string">
            <text:p>City of Englewood Office of Council Member At-Large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Kim Wright"</text:p>
          </table:table-cell>
          <table:table-cell office:value-type="float" office:value="980" calcext:value-type="float">
            <text:p>9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8" calcext:value-type="float">
            <text:p>1268</text:p>
          </table:table-cell>
        </table:table-row>
        <table:table-row table:style-name="ro1">
          <table:table-cell office:value-type="string" calcext:value-type="string">
            <text:p>City of Englewood Office of Council Member At-Large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8632" calcext:value-type="float">
            <text:p>8632</text:p>
          </table:table-cell>
          <table:table-cell office:value-type="string" calcext:value-type="string">
            <text:p>"Tena Prange","Rita Russell"</text:p>
          </table:table-cell>
          <table:table-cell office:value-type="float" office:value="1203" calcext:value-type="float">
            <text:p>1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3" calcext:value-type="float">
            <text:p>1033</text:p>
          </table:table-cell>
        </table:table-row>
        <table:table-row table:style-name="ro1">
          <table:table-cell office:value-type="string" calcext:value-type="string">
            <text:p>City of Englewood Office of Council 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"Othoniel Sierra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0" calcext:value-type="float">
            <text:p>10530</text:p>
          </table:table-cell>
        </table:table-row>
        <table:table-row table:style-name="ro1">
          <table:table-cell office:value-type="string" calcext:value-type="string">
            <text:p>City of Englewood Office of Council 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"Joe Anderson"</text:p>
          </table:table-cell>
          <table:table-cell office:value-type="float" office:value="416" calcext:value-type="float">
            <text:p>4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87" calcext:value-type="float">
            <text:p>2987</text:p>
          </table:table-cell>
        </table:table-row>
        <table:table-row table:style-name="ro1">
          <table:table-cell office:value-type="string" calcext:value-type="string">
            <text:p>City of Evan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"Yes/For"</text:p>
          </table:table-cell>
          <table:table-cell office:value-type="float" office:value="746" calcext:value-type="float">
            <text:p>7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Florence -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"James Vanhoutan","Rudl Mergelman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6" calcext:value-type="float">
            <text:p>2616</text:p>
          </table:table-cell>
        </table:table-row>
        <table:table-row table:style-name="ro1">
          <table:table-cell office:value-type="string" calcext:value-type="string">
            <text:p>City of Florence -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Stiefel","Tammy Stone"</text:p>
          </table:table-cell>
          <table:table-cell office:value-type="float" office:value="21" calcext:value-type="float">
            <text:p>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32" calcext:value-type="float">
            <text:p>5232</text:p>
          </table:table-cell>
        </table:table-row>
        <table:table-row table:style-name="ro1">
          <table:table-cell office:value-type="string" calcext:value-type="string">
            <text:p>City of Florence -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5077" calcext:value-type="float">
            <text:p>150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"Gayle MacKinnon","Brenda Gardner"</text:p>
          </table:table-cell>
          <table:table-cell office:value-type="float" office:value="103" calcext:value-type="float">
            <text:p>1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67" calcext:value-type="float">
            <text:p>1067</text:p>
          </table:table-cell>
        </table:table-row>
        <table:table-row table:style-name="ro1">
          <table:table-cell office:value-type="string" calcext:value-type="string">
            <text:p>City of Florence -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5077" calcext:value-type="float">
            <text:p>15077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"Steve Wolf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Collins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605" calcext:value-type="float">
            <text:p>26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City of Fort Collins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10079" calcext:value-type="float">
            <text:p>10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City of Fort Collins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16664" calcext:value-type="float">
            <text:p>16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ity of Fort Collins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Yes/For"</text:p>
          </table:table-cell>
          <table:table-cell office:value-type="float" office:value="29850" calcext:value-type="float">
            <text:p>298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ity of Fort Collins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No/Against"</text:p>
          </table:table-cell>
          <table:table-cell office:value-type="float" office:value="2254" calcext:value-type="float">
            <text:p>2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string" calcext:value-type="string">
            <text:p>City of Fort Collins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9185" calcext:value-type="float">
            <text:p>9185</text:p>
          </table:table-cell>
          <table:table-cell office:value-type="string" calcext:value-type="string">
            <text:p>"Julie Pignataro"</text:p>
          </table:table-cell>
          <table:table-cell office:value-type="float" office:value="865" calcext:value-type="float">
            <text:p>8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City of Fort Collins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698" calcext:value-type="float">
            <text:p>10698</text:p>
          </table:table-cell>
          <table:table-cell office:value-type="string" calcext:value-type="string">
            <text:p>"Melanie Potyondy"</text:p>
          </table:table-cell>
          <table:table-cell office:value-type="float" office:value="922" calcext:value-type="float">
            <text:p>9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1" calcext:value-type="float">
            <text:p>991</text:p>
          </table:table-cell>
        </table:table-row>
        <table:table-row table:style-name="ro1">
          <table:table-cell office:value-type="string" calcext:value-type="string">
            <text:p>City of Fort Collins City Council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946" calcext:value-type="float">
            <text:p>5946</text:p>
          </table:table-cell>
          <table:table-cell office:value-type="string" calcext:value-type="string">
            <text:p>"Emily Francis"</text:p>
          </table:table-cell>
          <table:table-cell office:value-type="float" office:value="2902" calcext:value-type="float">
            <text:p>29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City of Fort Collin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0699" calcext:value-type="float">
            <text:p>50699</text:p>
          </table:table-cell>
          <table:table-cell office:value-type="string" calcext:value-type="string">
            <text:p>"Jeni Arndt"</text:p>
          </table:table-cell>
          <table:table-cell office:value-type="float" office:value="32039" calcext:value-type="float">
            <text:p>320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Fort Lupton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"David Crespin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655" calcext:value-type="float">
            <text:p>97655</text:p>
          </table:table-cell>
        </table:table-row>
        <table:table-row table:style-name="ro1">
          <table:table-cell office:value-type="string" calcext:value-type="string">
            <text:p>City of Fort Lupton Ward 2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Chris Ceretto"</text:p>
          </table:table-cell>
          <table:table-cell office:value-type="float" office:value="204" calcext:value-type="float">
            <text:p>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City of Fort Lupton Ward 3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"Bruce Fitzgera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"Jeff Morford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City of Fort Morgan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"William (Bill)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rt Morgan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"Loren Boyett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City of Fort Morga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7240" calcext:value-type="float">
            <text:p>7240</text:p>
          </table:table-cell>
          <table:table-cell office:value-type="float" office:value="2125" calcext:value-type="float">
            <text:p>2125</text:p>
          </table:table-cell>
          <table:table-cell office:value-type="string" calcext:value-type="string">
            <text:p>"Kevin "Doc" Lind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08" calcext:value-type="float">
            <text:p>3408</text:p>
          </table:table-cell>
        </table:table-row>
        <table:table-row table:style-name="ro1">
          <table:table-cell office:value-type="string" calcext:value-type="string">
            <text:p>City of Fountain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Tamara Es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Fountain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4599" calcext:value-type="float">
            <text:p>4599</text:p>
          </table:table-cell>
          <table:table-cell office:value-type="string" calcext:value-type="string">
            <text:p>"Detra Duncan","Jennifer Herzberg"</text:p>
          </table:table-cell>
          <table:table-cell office:value-type="float" office:value="255" calcext:value-type="float">
            <text:p>2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13" calcext:value-type="float">
            <text:p>5613</text:p>
          </table:table-cell>
        </table:table-row>
        <table:table-row table:style-name="ro1">
          <table:table-cell office:value-type="string" calcext:value-type="string">
            <text:p>City of Golden Ballot Issue 2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600" calcext:value-type="float">
            <text:p>6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15" calcext:value-type="float">
            <text:p>2515</text:p>
          </table:table-cell>
        </table:table-row>
        <table:table-row table:style-name="ro1">
          <table:table-cell office:value-type="string" calcext:value-type="string">
            <text:p>City of Golden Ballot Issue 2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4246" calcext:value-type="float">
            <text:p>42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City of Golden Ballot Question 2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Yes/For"</text:p>
          </table:table-cell>
          <table:table-cell office:value-type="float" office:value="3581" calcext:value-type="float">
            <text:p>35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City of Golden Council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35" calcext:value-type="float">
            <text:p>3335</text:p>
          </table:table-cell>
          <table:table-cell office:value-type="string" calcext:value-type="string">
            <text:p>"Lisa Vitry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84" calcext:value-type="float">
            <text:p>2584</text:p>
          </table:table-cell>
        </table:table-row>
        <table:table-row table:style-name="ro1">
          <table:table-cell office:value-type="string" calcext:value-type="string">
            <text:p>City of Golden Council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973" calcext:value-type="float">
            <text:p>3973</text:p>
          </table:table-cell>
          <table:table-cell office:value-type="string" calcext:value-type="string">
            <text:p>"Patty Evans"</text:p>
          </table:table-cell>
          <table:table-cell office:value-type="float" office:value="357" calcext:value-type="float">
            <text:p>3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27" calcext:value-type="float">
            <text:p>4227</text:p>
          </table:table-cell>
        </table:table-row>
        <table:table-row table:style-name="ro1">
          <table:table-cell office:value-type="string" calcext:value-type="string">
            <text:p>City of Golde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7308" calcext:value-type="float">
            <text:p>7308</text:p>
          </table:table-cell>
          <table:table-cell office:value-type="string" calcext:value-type="string">
            <text:p>"Laura Weinberg"</text:p>
          </table:table-cell>
          <table:table-cell office:value-type="float" office:value="754" calcext:value-type="float">
            <text:p>7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1" calcext:value-type="float">
            <text:p>2001</text:p>
          </table:table-cell>
        </table:table-row>
        <table:table-row table:style-name="ro1">
          <table:table-cell office:value-type="string" calcext:value-type="string">
            <text:p>City of Grand Junction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No/Against"</text:p>
          </table:table-cell>
          <table:table-cell office:value-type="float" office:value="2780" calcext:value-type="float">
            <text:p>278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City of Grand Junction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21014" calcext:value-type="float">
            <text:p>21014</text:p>
          </table:table-cell>
          <table:table-cell office:value-type="string" calcext:value-type="string">
            <text:p>"Yes/For"</text:p>
          </table:table-cell>
          <table:table-cell office:value-type="float" office:value="114" calcext:value-type="float">
            <text:p>1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57" calcext:value-type="float">
            <text:p>3257</text:p>
          </table:table-cell>
        </table:table-row>
        <table:table-row table:style-name="ro1">
          <table:table-cell office:value-type="string" calcext:value-type="string">
            <text:p>City of Greeley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No/Against"</text:p>
          </table:table-cell>
          <table:table-cell office:value-type="float" office:value="2394" calcext:value-type="float">
            <text:p>23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ity of Greeley Ballot Question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Yes/For"</text:p>
          </table:table-cell>
          <table:table-cell office:value-type="float" office:value="5313" calcext:value-type="float">
            <text:p>53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City of Greeley Councilmember At-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Melissa McDonald"</text:p>
          </table:table-cell>
          <table:table-cell office:value-type="float" office:value="3670" calcext:value-type="float">
            <text:p>36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ity of Greele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1073" calcext:value-type="float">
            <text:p>21073</text:p>
          </table:table-cell>
          <table:table-cell office:value-type="string" calcext:value-type="string">
            <text:p>"John Gates"</text:p>
          </table:table-cell>
          <table:table-cell office:value-type="float" office:value="11968" calcext:value-type="float">
            <text:p>119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ity of Greeley Ward 1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3714" calcext:value-type="float">
            <text:p>3714</text:p>
          </table:table-cell>
          <table:table-cell office:value-type="string" calcext:value-type="string">
            <text:p>"Tommy But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ley Ward 4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7208" calcext:value-type="float">
            <text:p>7208</text:p>
          </table:table-cell>
          <table:table-cell office:value-type="string" calcext:value-type="string">
            <text:p>"Dale Ha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"Paul Wiesner","Ann Ne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"Anne Ingebretsen","Dave Kerber"</text:p>
          </table:table-cell>
          <table:table-cell office:value-type="float" office:value="72" calcext:value-type="float">
            <text:p>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258" calcext:value-type="float">
            <text:p>17258</text:p>
          </table:table-cell>
        </table:table-row>
        <table:table-row table:style-name="ro1">
          <table:table-cell office:value-type="string" calcext:value-type="string">
            <text:p>City of Greenwood Village Councilmembe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"Donna Johnston","Libby Barnac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Councilmembe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"Judith Hilton","Tom Stah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reenwood Villag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5653" calcext:value-type="float">
            <text:p>5653</text:p>
          </table:table-cell>
          <table:table-cell office:value-type="string" calcext:value-type="string">
            <text:p>"George E. Lant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Gunnison Ballot Issue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Yes/For"</text:p>
          </table:table-cell>
          <table:table-cell office:value-type="float" office:value="861" calcext:value-type="float">
            <text:p>8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ity of Gunnison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4" calcext:value-type="float">
            <text:p>4</text:p>
          </table:table-cell>
          <table:table-cell office:value-type="float" office:value="6873" calcext:value-type="float">
            <text:p>6873</text:p>
          </table:table-cell>
          <table:table-cell office:value-type="float" office:value="1897" calcext:value-type="float">
            <text:p>1897</text:p>
          </table:table-cell>
          <table:table-cell office:value-type="string" calcext:value-type="string">
            <text:p>"Scott Frazier","Marisela Ballesteros","Matt Schwartz","Diego Plat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Idaho Spring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Yes/For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City of Idaho Springs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452" calcext:value-type="float">
            <text:p>3452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"Diane Breec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fayette City Council Candidat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19772" calcext:value-type="float">
            <text:p>119772</text:p>
          </table:table-cell>
          <table:table-cell office:value-type="float" office:value="11357" calcext:value-type="float">
            <text:p>11357</text:p>
          </table:table-cell>
          <table:table-cell office:value-type="string" calcext:value-type="string">
            <text:p>"Crystal Gallegos","JD Mangat","David Fridland","Tim Barnes"</text:p>
          </table:table-cell>
          <table:table-cell office:value-type="float" office:value="118" calcext:value-type="float">
            <text:p>1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97" calcext:value-type="float">
            <text:p>7397</text:p>
          </table:table-cell>
        </table:table-row>
        <table:table-row table:style-name="ro1">
          <table:table-cell office:value-type="string" calcext:value-type="string">
            <text:p>City of La Junta Referred Ballot Issu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Yes/For"</text:p>
          </table:table-cell>
          <table:table-cell office:value-type="float" office:value="499" calcext:value-type="float">
            <text:p>4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City of Lakewood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445" calcext:value-type="float">
            <text:p>9445</text:p>
          </table:table-cell>
          <table:table-cell office:value-type="string" calcext:value-type="string">
            <text:p>"Glenda Sinks"</text:p>
          </table:table-cell>
          <table:table-cell office:value-type="float" office:value="2582" calcext:value-type="float">
            <text:p>25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Lakewood Council 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6665" calcext:value-type="float">
            <text:p>6665</text:p>
          </table:table-cell>
          <table:table-cell office:value-type="string" calcext:value-type="string">
            <text:p>"Isabel Cruz"</text:p>
          </table:table-cell>
          <table:table-cell office:value-type="float" office:value="1434" calcext:value-type="float">
            <text:p>14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53" calcext:value-type="float">
            <text:p>1053</text:p>
          </table:table-cell>
        </table:table-row>
        <table:table-row table:style-name="ro1">
          <table:table-cell office:value-type="string" calcext:value-type="string">
            <text:p>City of Lakewood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9080" calcext:value-type="float">
            <text:p>9080</text:p>
          </table:table-cell>
          <table:table-cell office:value-type="string" calcext:value-type="string">
            <text:p>"Roger Low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1873" calcext:value-type="float">
            <text:p>11873</text:p>
          </table:table-cell>
          <table:table-cell office:value-type="string" calcext:value-type="string">
            <text:p>"Dave Re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Council Member Ward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307" calcext:value-type="float">
            <text:p>10307</text:p>
          </table:table-cell>
          <table:table-cell office:value-type="string" calcext:value-type="string">
            <text:p>"Jacob LaBu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kewood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Wendi Strom"</text:p>
          </table:table-cell>
          <table:table-cell office:value-type="float" office:value="8429" calcext:value-type="float">
            <text:p>84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Lakewood Retention of Municipal Judge - Easti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758" calcext:value-type="float">
            <text:p>207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City of Lakewood Retention of Presiding Judge - Bozart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7370" calcext:value-type="float">
            <text:p>47370</text:p>
          </table:table-cell>
          <table:table-cell office:value-type="string" calcext:value-type="string">
            <text:p>"Yes"</text:p>
          </table:table-cell>
          <table:table-cell office:value-type="float" office:value="20242" calcext:value-type="float">
            <text:p>202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City of Lamar Councilman-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"Brent Bates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7" calcext:value-type="float">
            <text:p>2457</text:p>
          </table:table-cell>
        </table:table-row>
        <table:table-row table:style-name="ro1">
          <table:table-cell office:value-type="string" calcext:value-type="string">
            <text:p>City of Lamar Councilman-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371" calcext:value-type="float">
            <text:p>3371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"David Zavala","Gerry I. Jenkins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5" calcext:value-type="float">
            <text:p>1365</text:p>
          </table:table-cell>
        </table:table-row>
        <table:table-row table:style-name="ro1">
          <table:table-cell office:value-type="string" calcext:value-type="string">
            <text:p>City of Lamar Councilman-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Jenaro "Joe" Gonzales"</text:p>
          </table:table-cell>
          <table:table-cell office:value-type="float" office:value="33" calcext:value-type="float">
            <text:p>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City of Lamar Mayor-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"Kirk Crespin"</text:p>
          </table:table-cell>
          <table:table-cell office:value-type="float" office:value="152" calcext:value-type="float">
            <text:p>1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ity of Las Animas Appointment of City Clerk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67" calcext:value-type="float">
            <text:p>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City of Las Animas Appointment of City Treasurer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No/Against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City of Las Animas City Council Ward 1 - Precinct 1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"Eraclio "Rocky" Quintanill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2 - Precinct 9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"Lynette Wolfe","Andrew Montoy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City Council Ward 3 - Precinct 8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oe Frazier","Jesus "Jesse" Garci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Light &amp; Power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Steven Assmus","Rosa Lee "Rose" Prichar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as Animas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25" calcext:value-type="float">
            <text:p>1325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"Ronald Lee Clodfelter Sr"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City of Littleton Ballot Question 3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Yes/For"</text:p>
          </table:table-cell>
          <table:table-cell office:value-type="float" office:value="4126" calcext:value-type="float">
            <text:p>41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3" calcext:value-type="float">
            <text:p>923</text:p>
          </table:table-cell>
        </table:table-row>
        <table:table-row table:style-name="ro1">
          <table:table-cell office:value-type="string" calcext:value-type="string">
            <text:p>City of Littleton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15493" calcext:value-type="float">
            <text:p>15493</text:p>
          </table:table-cell>
          <table:table-cell office:value-type="string" calcext:value-type="string">
            <text:p>"Pam Grove"</text:p>
          </table:table-cell>
          <table:table-cell office:value-type="float" office:value="3249" calcext:value-type="float">
            <text:p>324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2" calcext:value-type="float">
            <text:p>1172</text:p>
          </table:table-cell>
        </table:table-row>
        <table:table-row table:style-name="ro1">
          <table:table-cell office:value-type="string" calcext:value-type="string">
            <text:p>City of Littleton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460" calcext:value-type="float">
            <text:p>2460</text:p>
          </table:table-cell>
          <table:table-cell office:value-type="string" calcext:value-type="string">
            <text:p>"Robert Reichard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ittleton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22162" calcext:value-type="float">
            <text:p>522162</text:p>
          </table:table-cell>
          <table:table-cell office:value-type="float" office:value="4791" calcext:value-type="float">
            <text:p>4791</text:p>
          </table:table-cell>
          <table:table-cell office:value-type="string" calcext:value-type="string">
            <text:p>"Andrea Vukovich Peter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ngmont Ballot Issue 3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0314" calcext:value-type="float">
            <text:p>103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Longmont Ballot Issue 3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1295" calcext:value-type="float">
            <text:p>112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ity of Longmont Ballot Issue 3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No/Against"</text:p>
          </table:table-cell>
          <table:table-cell office:value-type="float" office:value="12304" calcext:value-type="float">
            <text:p>123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City of Longmont - City Council Membe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Sean P. McCoy"</text:p>
          </table:table-cell>
          <table:table-cell office:value-type="float" office:value="5652" calcext:value-type="float">
            <text:p>56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City of Longmont -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0587" calcext:value-type="float">
            <text:p>10587</text:p>
          </table:table-cell>
          <table:table-cell office:value-type="string" calcext:value-type="string">
            <text:p>"Diane Crist"</text:p>
          </table:table-cell>
          <table:table-cell office:value-type="float" office:value="854" calcext:value-type="float">
            <text:p>8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City of Longmont -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2203" calcext:value-type="float">
            <text:p>12203</text:p>
          </table:table-cell>
          <table:table-cell office:value-type="string" calcext:value-type="string">
            <text:p>"Susie Hidalgo-Fahring"</text:p>
          </table:table-cell>
          <table:table-cell office:value-type="float" office:value="502" calcext:value-type="float">
            <text:p>5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39" calcext:value-type="float">
            <text:p>1739</text:p>
          </table:table-cell>
        </table:table-row>
        <table:table-row table:style-name="ro1">
          <table:table-cell office:value-type="string" calcext:value-type="string">
            <text:p>City of Longmont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Joan Peck"</text:p>
          </table:table-cell>
          <table:table-cell office:value-type="float" office:value="10870" calcext:value-type="float">
            <text:p>108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City of Longmont Municipal Court Judge - Fric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3721" calcext:value-type="float">
            <text:p>33721</text:p>
          </table:table-cell>
          <table:table-cell office:value-type="string" calcext:value-type="string">
            <text:p>"Yes/For"</text:p>
          </table:table-cell>
          <table:table-cell office:value-type="float" office:value="10250" calcext:value-type="float">
            <text:p>102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City of Louisville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Yes/For"</text:p>
          </table:table-cell>
          <table:table-cell office:value-type="float" office:value="3346" calcext:value-type="float">
            <text:p>33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Louisville City Council Ward 1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"J. Caleb Dicki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City Council Ward 2 (4-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2994" calcext:value-type="float">
            <text:p>2994</text:p>
          </table:table-cell>
          <table:table-cell office:value-type="string" calcext:value-type="string">
            <text:p>"Deborah Fahey"</text:p>
          </table:table-cell>
          <table:table-cell office:value-type="float" office:value="212" calcext:value-type="float">
            <text:p>2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17" calcext:value-type="float">
            <text:p>4117</text:p>
          </table:table-cell>
        </table:table-row>
        <table:table-row table:style-name="ro1">
          <table:table-cell office:value-type="string" calcext:value-type="string">
            <text:p>City of Louisville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19772" calcext:value-type="float">
            <text:p>119772</text:p>
          </table:table-cell>
          <table:table-cell office:value-type="float" office:value="3243" calcext:value-type="float">
            <text:p>3243</text:p>
          </table:table-cell>
          <table:table-cell office:value-type="string" calcext:value-type="string">
            <text:p>"Dietrich Hoefner","Barbara Hamling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uisville Mayor At-Large (4 Year Term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8871" calcext:value-type="float">
            <text:p>8871</text:p>
          </table:table-cell>
          <table:table-cell office:value-type="string" calcext:value-type="string">
            <text:p>"Chris Leh"</text:p>
          </table:table-cell>
          <table:table-cell office:value-type="float" office:value="2641" calcext:value-type="float">
            <text:p>26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City of Loveland Ballot Issue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18" calcext:value-type="float">
            <text:p>9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5" calcext:value-type="float">
            <text:p>995</text:p>
          </table:table-cell>
        </table:table-row>
        <table:table-row table:style-name="ro1">
          <table:table-cell office:value-type="string" calcext:value-type="string">
            <text:p>City of Loveland Ballot Issue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No/Against"</text:p>
          </table:table-cell>
          <table:table-cell office:value-type="float" office:value="958" calcext:value-type="float">
            <text:p>9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4" calcext:value-type="float">
            <text:p>954</text:p>
          </table:table-cell>
        </table:table-row>
        <table:table-row table:style-name="ro1">
          <table:table-cell office:value-type="string" calcext:value-type="string">
            <text:p>City of Loveland Ballot Question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9079" calcext:value-type="float">
            <text:p>90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City of Loveland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Yes/For"</text:p>
          </table:table-cell>
          <table:table-cell office:value-type="float" office:value="11341" calcext:value-type="float">
            <text:p>11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ity of Loveland City Council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387" calcext:value-type="float">
            <text:p>7387</text:p>
          </table:table-cell>
          <table:table-cell office:value-type="string" calcext:value-type="string">
            <text:p>"Troy Krenning"</text:p>
          </table:table-cell>
          <table:table-cell office:value-type="float" office:value="436" calcext:value-type="float">
            <text:p>4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95" calcext:value-type="float">
            <text:p>2095</text:p>
          </table:table-cell>
        </table:table-row>
        <table:table-row table:style-name="ro1">
          <table:table-cell office:value-type="string" calcext:value-type="string">
            <text:p>City of Loveland City Council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943" calcext:value-type="float">
            <text:p>8943</text:p>
          </table:table-cell>
          <table:table-cell office:value-type="string" calcext:value-type="string">
            <text:p>"Andrea Samson"</text:p>
          </table:table-cell>
          <table:table-cell office:value-type="float" office:value="379" calcext:value-type="float">
            <text:p>3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10" calcext:value-type="float">
            <text:p>2410</text:p>
          </table:table-cell>
        </table:table-row>
        <table:table-row table:style-name="ro1">
          <table:table-cell office:value-type="string" calcext:value-type="string">
            <text:p>City of Loveland City Council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5775" calcext:value-type="float">
            <text:p>5775</text:p>
          </table:table-cell>
          <table:table-cell office:value-type="string" calcext:value-type="string">
            <text:p>"Erin Black"</text:p>
          </table:table-cell>
          <table:table-cell office:value-type="float" office:value="802" calcext:value-type="float">
            <text:p>8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City of Loveland City Council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156" calcext:value-type="float">
            <text:p>7156</text:p>
          </table:table-cell>
          <table:table-cell office:value-type="string" calcext:value-type="string">
            <text:p>"Laura Light-Kovacs"</text:p>
          </table:table-cell>
          <table:table-cell office:value-type="float" office:value="648" calcext:value-type="float">
            <text:p>6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0" calcext:value-type="float">
            <text:p>1410</text:p>
          </table:table-cell>
        </table:table-row>
        <table:table-row table:style-name="ro1">
          <table:table-cell office:value-type="string" calcext:value-type="string">
            <text:p>City of Loveland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29261" calcext:value-type="float">
            <text:p>29261</text:p>
          </table:table-cell>
          <table:table-cell office:value-type="string" calcext:value-type="string">
            <text:p>"Jacki Marsh"</text:p>
          </table:table-cell>
          <table:table-cell office:value-type="float" office:value="5123" calcext:value-type="float">
            <text:p>5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ity of Manitou Springs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ulie Wolfe","Judith Chandler","John Shada"</text:p>
          </table:table-cell>
          <table:table-cell office:value-type="float" office:value="123" calcext:value-type="float">
            <text:p>1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5" calcext:value-type="float">
            <text:p>11635</text:p>
          </table:table-cell>
        </table:table-row>
        <table:table-row table:style-name="ro1">
          <table:table-cell office:value-type="string" calcext:value-type="string">
            <text:p>City of Manitou Springs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"John Graham"</text:p>
          </table:table-cell>
          <table:table-cell office:value-type="float" office:value="438" calcext:value-type="float">
            <text:p>4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8" calcext:value-type="float">
            <text:p>3268</text:p>
          </table:table-cell>
        </table:table-row>
        <table:table-row table:style-name="ro1">
          <table:table-cell office:value-type="string" calcext:value-type="string">
            <text:p>City of Monte Vista Council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435" calcext:value-type="float">
            <text:p>3435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"Bradley Watson","Loren Howa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58" calcext:value-type="float">
            <text:p>6258</text:p>
          </table:table-cell>
        </table:table-row>
        <table:table-row table:style-name="ro1">
          <table:table-cell office:value-type="string" calcext:value-type="string">
            <text:p>City of Northglenn Ballot Issue 3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2290" calcext:value-type="float">
            <text:p>22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" calcext:value-type="float">
            <text:p>585</text:p>
          </table:table-cell>
        </table:table-row>
        <table:table-row table:style-name="ro1">
          <table:table-cell office:value-type="string" calcext:value-type="string">
            <text:p>City of Northglenn Ballot Question 3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Yes/For"</text:p>
          </table:table-cell>
          <table:table-cell office:value-type="float" office:value="692" calcext:value-type="float">
            <text:p>6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34" calcext:value-type="float">
            <text:p>1934</text:p>
          </table:table-cell>
        </table:table-row>
        <table:table-row table:style-name="ro1">
          <table:table-cell office:value-type="string" calcext:value-type="string">
            <text:p>City of Northglen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"Megan Bur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"Adam Nowicki"</text:p>
          </table:table-cell>
          <table:table-cell office:value-type="float" office:value="228" calcext:value-type="float">
            <text:p>2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69" calcext:value-type="float">
            <text:p>5869</text:p>
          </table:table-cell>
        </table:table-row>
        <table:table-row table:style-name="ro1">
          <table:table-cell office:value-type="string" calcext:value-type="string">
            <text:p>City of Northglenn Council Member - Ward 3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Richard A. Kond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3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"Katherine Goff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Council Member - Ward 4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Jody Roper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47" calcext:value-type="float">
            <text:p>8547</text:p>
          </table:table-cell>
        </table:table-row>
        <table:table-row table:style-name="ro1">
          <table:table-cell office:value-type="string" calcext:value-type="string">
            <text:p>City of Northglenn Council Member - Ward 4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2184" calcext:value-type="float">
            <text:p>2184</text:p>
          </table:table-cell>
          <table:table-cell office:value-type="string" calcext:value-type="string">
            <text:p>"Shannon Lukeman-Hiromas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Northglenn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7303" calcext:value-type="float">
            <text:p>7303</text:p>
          </table:table-cell>
          <table:table-cell office:value-type="string" calcext:value-type="string">
            <text:p>"Meredith Leighty"</text:p>
          </table:table-cell>
          <table:table-cell office:value-type="float" office:value="2717" calcext:value-type="float">
            <text:p>27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ity of Ouray 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Peggy Lindsey","Michael S. Underwood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City of Ouray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"Ethan Fun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Pueblo Ballot Question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AGAINST THE ORDINANCE"</text:p>
          </table:table-cell>
          <table:table-cell office:value-type="float" office:value="2362" calcext:value-type="float">
            <text:p>23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City of Pueblo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Mark Aliff"</text:p>
          </table:table-cell>
          <table:table-cell office:value-type="float" office:value="2091" calcext:value-type="float">
            <text:p>20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City of Pueblo City Council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"Joe Latino"</text:p>
          </table:table-cell>
          <table:table-cell office:value-type="float" office:value="473" calcext:value-type="float">
            <text:p>4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City of Pueblo City Council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5758" calcext:value-type="float">
            <text:p>5758</text:p>
          </table:table-cell>
          <table:table-cell office:value-type="string" calcext:value-type="string">
            <text:p>"Roger Gomez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string" calcext:value-type="string">
            <text:p>City of Pueblo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Heather Graham"</text:p>
          </table:table-cell>
          <table:table-cell office:value-type="float" office:value="486" calcext:value-type="float">
            <text:p>4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City of Rifle Street Sales Tax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NO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City of Rocky Ford Referre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Yes/For"</text:p>
          </table:table-cell>
          <table:table-cell office:value-type="float" office:value="54" calcext:value-type="float">
            <text:p>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9" calcext:value-type="float">
            <text:p>779</text:p>
          </table:table-cell>
        </table:table-row>
        <table:table-row table:style-name="ro1">
          <table:table-cell office:value-type="string" calcext:value-type="string">
            <text:p>City of Salida Ballot Issue 300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No/Against"</text:p>
          </table:table-cell>
          <table:table-cell office:value-type="float" office:value="561" calcext:value-type="float">
            <text:p>5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City of Salida May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Dan Shor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alida Treasure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2820" calcext:value-type="float">
            <text:p>2820</text:p>
          </table:table-cell>
          <table:table-cell office:value-type="string" calcext:value-type="string">
            <text:p>"Ben Gilling"</text:p>
          </table:table-cell>
          <table:table-cell office:value-type="float" office:value="247" calcext:value-type="float">
            <text:p>2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City of Sheridan City Council 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"Desiree Stang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heridan City Council 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"Ernie Camacho"</text:p>
          </table:table-cell>
          <table:table-cell office:value-type="float" office:value="38" calcext:value-type="float">
            <text:p>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699" calcext:value-type="float">
            <text:p>32699</text:p>
          </table:table-cell>
        </table:table-row>
        <table:table-row table:style-name="ro1">
          <table:table-cell office:value-type="string" calcext:value-type="string">
            <text:p>City of Steamboat Springs Ballot Question No.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3260" calcext:value-type="float">
            <text:p>32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ity of Steamboat Springs Ballot Question No.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822" calcext:value-type="float">
            <text:p>8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ity of Steamboat Springs Ballot Question No.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1973" calcext:value-type="float">
            <text:p>19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City of Steamboat Springs Ballot Question No. 2I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Yes/For"</text:p>
          </table:table-cell>
          <table:table-cell office:value-type="float" office:value="488" calcext:value-type="float">
            <text:p>4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City of Steamboat Springs City Council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Steve Muntean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Steamboat Springs City Council -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Bryan Swinte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Michael Anthony Bucci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amboat Springs City Council -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"Amy Dickson"</text:p>
          </table:table-cell>
          <table:table-cell office:value-type="float" office:value="2356" calcext:value-type="float">
            <text:p>23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ity of Sterling Councilmember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"Megan Wolf"</text:p>
          </table:table-cell>
          <table:table-cell office:value-type="float" office:value="167" calcext:value-type="float">
            <text:p>1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City of Sterling Councilmember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"Kellan E Raffaeli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City of Sterling Councilmember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"Dean Hay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Sterling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Matthew Foos"</text:p>
          </table:table-cell>
          <table:table-cell office:value-type="float" office:value="260" calcext:value-type="float">
            <text:p>2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ity of Sterling Referred Ballot Issue 2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No/Against"</text:p>
          </table:table-cell>
          <table:table-cell office:value-type="float" office:value="231" calcext:value-type="float">
            <text:p>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ity of Sterling Referred Ballot Question 2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City of Sterling Referred Ballot Question 2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3081" calcext:value-type="float">
            <text:p>3081</text:p>
          </table:table-cell>
          <table:table-cell office:value-type="string" calcext:value-type="string">
            <text:p>"Yes/For"</text:p>
          </table:table-cell>
          <table:table-cell office:value-type="float" office:value="172" calcext:value-type="float">
            <text:p>1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string" calcext:value-type="string">
            <text:p>City of Thornton Council Member -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061" calcext:value-type="float">
            <text:p>4061</text:p>
          </table:table-cell>
          <table:table-cell office:value-type="string" calcext:value-type="string">
            <text:p>"Justin Martinez"</text:p>
          </table:table-cell>
          <table:table-cell office:value-type="float" office:value="403" calcext:value-type="float">
            <text:p>4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67" calcext:value-type="float">
            <text:p>1867</text:p>
          </table:table-cell>
        </table:table-row>
        <table:table-row table:style-name="ro1">
          <table:table-cell office:value-type="string" calcext:value-type="string">
            <text:p>City of Thornton Council Member -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6858" calcext:value-type="float">
            <text:p>6858</text:p>
          </table:table-cell>
          <table:table-cell office:value-type="string" calcext:value-type="string">
            <text:p>"Roberta Ayala"</text:p>
          </table:table-cell>
          <table:table-cell office:value-type="float" office:value="42" calcext:value-type="float">
            <text:p>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908" calcext:value-type="float">
            <text:p>17908</text:p>
          </table:table-cell>
        </table:table-row>
        <table:table-row table:style-name="ro1">
          <table:table-cell office:value-type="string" calcext:value-type="string">
            <text:p>City of Thornton Council Member -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1928" calcext:value-type="float">
            <text:p>11928</text:p>
          </table:table-cell>
          <table:table-cell office:value-type="string" calcext:value-type="string">
            <text:p>"David Acunto"</text:p>
          </table:table-cell>
          <table:table-cell office:value-type="float" office:value="957" calcext:value-type="float">
            <text:p>9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City of Thornton Council Member - Ward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10547" calcext:value-type="float">
            <text:p>10547</text:p>
          </table:table-cell>
          <table:table-cell office:value-type="string" calcext:value-type="string">
            <text:p>"Chris Russell"</text:p>
          </table:table-cell>
          <table:table-cell office:value-type="float" office:value="1163" calcext:value-type="float">
            <text:p>1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</table:table-row>
        <table:table-row table:style-name="ro1">
          <table:table-cell office:value-type="string" calcext:value-type="string">
            <text:p>City of Thornton Mayo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33394" calcext:value-type="float">
            <text:p>33394</text:p>
          </table:table-cell>
          <table:table-cell office:value-type="string" calcext:value-type="string">
            <text:p>"Janifer "Jan" Kulmann"</text:p>
          </table:table-cell>
          <table:table-cell office:value-type="float" office:value="2141" calcext:value-type="float">
            <text:p>21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City of Trinidad Ballot Issu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417" calcext:value-type="float">
            <text:p>4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City of Trinidad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No/Against"</text:p>
          </table:table-cell>
          <table:table-cell office:value-type="float" office:value="377" calcext:value-type="float">
            <text:p>3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City of Trinidad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Yes/For"</text:p>
          </table:table-cell>
          <table:table-cell office:value-type="float" office:value="401" calcext:value-type="float">
            <text:p>4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City of Victor Clerk/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randy Dav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Victor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"Barbara Manning"</text:p>
          </table:table-cell>
          <table:table-cell office:value-type="float" office:value="19" calcext:value-type="float">
            <text:p>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60" calcext:value-type="float">
            <text:p>4460</text:p>
          </table:table-cell>
        </table:table-row>
        <table:table-row table:style-name="ro1">
          <table:table-cell office:value-type="string" calcext:value-type="string">
            <text:p>City of Walsenburg City Clerk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15" calcext:value-type="float">
            <text:p>2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City of Walsenburg City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"Ronald A. Stafford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85" calcext:value-type="float">
            <text:p>5085</text:p>
          </table:table-cell>
        </table:table-row>
        <table:table-row table:style-name="ro1">
          <table:table-cell office:value-type="string" calcext:value-type="string">
            <text:p>City of Walsenburg City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"Frederick T. Eccher"</text:p>
          </table:table-cell>
          <table:table-cell office:value-type="float" office:value="78" calcext:value-type="float">
            <text:p>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City of Walsenburg City Council Ward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"Don Martin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City of Walsenburg City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Stephanie Barr"</text:p>
          </table:table-cell>
          <table:table-cell office:value-type="float" office:value="298" calcext:value-type="float">
            <text:p>2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ity of Walsenburg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Gary M. Vezzani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alsenburg Trash Initiativ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791" calcext:value-type="float">
            <text:p>2791</text:p>
          </table:table-cell>
          <table:table-cell office:value-type="float" office:value="1028" calcext:value-type="float">
            <text:p>1028</text:p>
          </table:table-cell>
          <table:table-cell office:value-type="string" calcext:value-type="string">
            <text:p>"No/Against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City of Westminster Ballot Question 3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78" calcext:value-type="float">
            <text:p>15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33" calcext:value-type="float">
            <text:p>1433</text:p>
          </table:table-cell>
        </table:table-row>
        <table:table-row table:style-name="ro1">
          <table:table-cell office:value-type="string" calcext:value-type="string">
            <text:p>City of Westminster Ballot Question 3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5261" calcext:value-type="float">
            <text:p>5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City of Westminster Ballot Question 3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5248" calcext:value-type="float">
            <text:p>152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City of Westminster Ballot Question 3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7500" calcext:value-type="float">
            <text:p>75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City of Westminster Ballot Question 3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Yes/For"</text:p>
          </table:table-cell>
          <table:table-cell office:value-type="float" office:value="18874" calcext:value-type="float">
            <text:p>188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ity of Westminster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10261" calcext:value-type="float">
            <text:p>310261</text:p>
          </table:table-cell>
          <table:table-cell office:value-type="float" office:value="30811" calcext:value-type="float">
            <text:p>30811</text:p>
          </table:table-cell>
          <table:table-cell office:value-type="string" calcext:value-type="string">
            <text:p>"Kristine Ireland","Claire Carmelia","Amber Hott"</text:p>
          </table:table-cell>
          <table:table-cell office:value-type="float" office:value="155" calcext:value-type="float">
            <text:p>1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587" calcext:value-type="float">
            <text:p>14587</text:p>
          </table:table-cell>
        </table:table-row>
        <table:table-row table:style-name="ro1">
          <table:table-cell office:value-type="string" calcext:value-type="string">
            <text:p>City of Wheat Ridge Ballot Issue 2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Yes/For"</text:p>
          </table:table-cell>
          <table:table-cell office:value-type="float" office:value="4272" calcext:value-type="float">
            <text:p>427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City of Wheat Ridge Cler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James S. "Steve" Kirkpatrick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98" calcext:value-type="float">
            <text:p>2698</text:p>
          </table:table-cell>
          <table:table-cell office:value-type="string" calcext:value-type="string">
            <text:p>"Gretchen Jennifer "Jenny" Snell"</text:p>
          </table:table-cell>
          <table:table-cell office:value-type="float" office:value="686" calcext:value-type="float">
            <text:p>6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00" calcext:value-type="float">
            <text:p>2200</text:p>
          </table:table-cell>
        </table:table-row>
        <table:table-row table:style-name="ro1">
          <table:table-cell office:value-type="string" calcext:value-type="string">
            <text:p>City of Wheat Ridge Council Member District 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"Rachel Hult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I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3388" calcext:value-type="float">
            <text:p>3388</text:p>
          </table:table-cell>
          <table:table-cell office:value-type="string" calcext:value-type="string">
            <text:p>"Korey Stit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Wheat Ridge Council Member District IV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"Daniel "Dan" Larson"</text:p>
          </table:table-cell>
          <table:table-cell office:value-type="float" office:value="550" calcext:value-type="float">
            <text:p>5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4" calcext:value-type="float">
            <text:p>2744</text:p>
          </table:table-cell>
        </table:table-row>
        <table:table-row table:style-name="ro1">
          <table:table-cell office:value-type="string" calcext:value-type="string">
            <text:p>City of Wheat Ridge Treasur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782" calcext:value-type="float">
            <text:p>10782</text:p>
          </table:table-cell>
          <table:table-cell office:value-type="string" calcext:value-type="string">
            <text:p>"Christopher Mil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ar Creek School District RE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Marcie King"</text:p>
          </table:table-cell>
          <table:table-cell office:value-type="float" office:value="538" calcext:value-type="float">
            <text:p>53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lear Creek School District RE-1 Director District 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52" calcext:value-type="float">
            <text:p>3452</text:p>
          </table:table-cell>
          <table:table-cell office:value-type="string" calcext:value-type="string">
            <text:p>"Kerry Ann McHugh"</text:p>
          </table:table-cell>
          <table:table-cell office:value-type="float" office:value="471" calcext:value-type="float">
            <text:p>4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olorado Mountain College Board of Trustees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Marianne Virgili"</text:p>
          </table:table-cell>
          <table:table-cell office:value-type="float" office:value="15453" calcext:value-type="float">
            <text:p>1545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olorado Mountain College Board of Trustees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Kerry Buh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Bob Kuusin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Mountain College Board of Trustees - District 6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1459" calcext:value-type="float">
            <text:p>81459</text:p>
          </table:table-cell>
          <table:table-cell office:value-type="float" office:value="59954" calcext:value-type="float">
            <text:p>59954</text:p>
          </table:table-cell>
          <table:table-cell office:value-type="string" calcext:value-type="string">
            <text:p>"Gloria Pe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rado Springs School District 11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96391" calcext:value-type="float">
            <text:p>196391</text:p>
          </table:table-cell>
          <table:table-cell office:value-type="float" office:value="63889" calcext:value-type="float">
            <text:p>63889</text:p>
          </table:table-cell>
          <table:table-cell office:value-type="string" calcext:value-type="string">
            <text:p>"Parth Melpakam","Jason Jorgenson","Thomas Carey","Jill Haffley"</text:p>
          </table:table-cell>
          <table:table-cell office:value-type="float" office:value="1366" calcext:value-type="float">
            <text:p>1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Conejo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2" calcext:value-type="float">
            <text:p>2352</text:p>
          </table:table-cell>
          <table:table-cell office:value-type="string" calcext:value-type="string">
            <text:p>"Yes/For"</text:p>
          </table:table-cell>
          <table:table-cell office:value-type="float" office:value="389" calcext:value-type="float">
            <text:p>3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onsolidated Bell MountaRanch Metropolitan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"YES/FOR"</text:p>
          </table:table-cell>
          <table:table-cell office:value-type="float" office:value="147" calcext:value-type="float">
            <text:p>1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69" calcext:value-type="float">
            <text:p>7169</text:p>
          </table:table-cell>
        </table:table-row>
        <table:table-row table:style-name="ro1">
          <table:table-cell office:value-type="string" calcext:value-type="string">
            <text:p>Consolidated School District C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24" calcext:value-type="float">
            <text:p>2624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"Jennifer Kriegh","Joseph McCarthy","Regina "Reggie" Foster"</text:p>
          </table:table-cell>
          <table:table-cell office:value-type="float" office:value="251" calcext:value-type="float">
            <text:p>25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Cortez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"No/Against"</text:p>
          </table:table-cell>
          <table:table-cell office:value-type="float" office:value="230" calcext:value-type="float">
            <text:p>2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Costilla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420" calcext:value-type="float">
            <text:p>4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stilla County Library District Ballot Issue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229" calcext:value-type="float">
            <text:p>1229</text:p>
          </table:table-cell>
          <table:table-cell office:value-type="string" calcext:value-type="string">
            <text:p>"No/Against"</text:p>
          </table:table-cell>
          <table:table-cell office:value-type="float" office:value="243" calcext:value-type="float">
            <text:p>24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ouncil Membe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Franklin Shew","Aaron Williamson","Manuel (Manny) Trujillo"</text:p>
          </table:table-cell>
          <table:table-cell office:value-type="float" office:value="302" calcext:value-type="float">
            <text:p>3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ounty of Jackson 1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No/Against"</text:p>
          </table:table-cell>
          <table:table-cell office:value-type="float" office:value="109" calcext:value-type="float">
            <text:p>1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Creede School District Board Director Four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Casey Adelman","Kara Jo Brittain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A City of Cripple Cree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Mark Green"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47" calcext:value-type="float">
            <text:p>16947</text:p>
          </table:table-cell>
        </table:table-row>
        <table:table-row table:style-name="ro1">
          <table:table-cell office:value-type="string" calcext:value-type="string">
            <text:p>Cripple Creek-Victor School District RE-1 Board of Directors - District B City of Vi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"Stephanie Stok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WLEY COUNTY SCHOOL DISTRICT RE 1-J BALLOT ISSUE 5A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No/Against"</text:p>
          </table:table-cell>
          <table:table-cell office:value-type="float" office:value="426" calcext:value-type="float">
            <text:p>4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rowley County School District RE1-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21" calcext:value-type="float">
            <text:p>15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James Charles Watkins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rowley County School District RE1-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65" calcext:value-type="float">
            <text:p>2665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"Tyler Karney","Cheryl Salzbrenner","Amber Lovato"</text:p>
          </table:table-cell>
          <table:table-cell office:value-type="float" office:value="199" calcext:value-type="float">
            <text:p>1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rowley - Crowley County School District RE1-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44" calcext:value-type="float">
            <text:p>1144</text:p>
          </table:table-cell>
          <table:table-cell office:value-type="float" office:value="1062" calcext:value-type="float">
            <text:p>1062</text:p>
          </table:table-cell>
          <table:table-cell office:value-type="string" calcext:value-type="string">
            <text:p>"JAMES CHARLES WATKINS"</text:p>
          </table:table-cell>
          <table:table-cell office:value-type="float" office:value="122" calcext:value-type="float">
            <text:p>1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2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Reagan Hahn","Patrick Duff","Richard Haigh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r Trail School District 26J Director of the Board of Education -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73728" calcext:value-type="float">
            <text:p>273728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"Steven Musser","Joyce Gale Bell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3435" calcext:value-type="float">
            <text:p>153435</text:p>
          </table:table-cell>
        </table:table-row>
        <table:table-row table:style-name="ro1">
          <table:table-cell office:value-type="string" calcext:value-type="string">
            <text:p>Delta - Director for the Delta County Board of Education - District 4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"Dan Burke"</text:p>
          </table:table-cell>
          <table:table-cell office:value-type="float" office:value="1157" calcext:value-type="float">
            <text:p>11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Denargo Market District 2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470" calcext:value-type="float">
            <text:p>92470</text:p>
          </table:table-cell>
        </table:table-row>
        <table:table-row table:style-name="ro1">
          <table:table-cell office:value-type="string" calcext:value-type="string">
            <text:p>Denargo Market District 2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01052" calcext:value-type="float">
            <text:p>601052</text:p>
          </table:table-cell>
        </table:table-row>
        <table:table-row table:style-name="ro1">
          <table:table-cell office:value-type="string" calcext:value-type="string">
            <text:p>Denargo Market District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266" calcext:value-type="float">
            <text:p>52266</text:p>
          </table:table-cell>
        </table:table-row>
        <table:table-row table:style-name="ro1">
          <table:table-cell office:value-type="string" calcext:value-type="string">
            <text:p>Denargo Market District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33" calcext:value-type="float">
            <text:p>42933</text:p>
          </table:table-cell>
        </table:table-row>
        <table:table-row table:style-name="ro1">
          <table:table-cell office:value-type="string" calcext:value-type="string">
            <text:p>Denargo Market District 2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1730" calcext:value-type="float">
            <text:p>171730</text:p>
          </table:table-cell>
        </table:table-row>
        <table:table-row table:style-name="ro1">
          <table:table-cell office:value-type="string" calcext:value-type="string">
            <text:p>Denargo Market District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263" calcext:value-type="float">
            <text:p>150263</text:p>
          </table:table-cell>
        </table:table-row>
        <table:table-row table:style-name="ro1">
          <table:table-cell office:value-type="string" calcext:value-type="string">
            <text:p>Denargo Market District 2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568" calcext:value-type="float">
            <text:p>133568</text:p>
          </table:table-cell>
        </table:table-row>
        <table:table-row table:style-name="ro1">
          <table:table-cell office:value-type="string" calcext:value-type="string">
            <text:p>Denargo Market District 2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65" calcext:value-type="float">
            <text:p>85865</text:p>
          </table:table-cell>
        </table:table-row>
        <table:table-row table:style-name="ro1">
          <table:table-cell office:value-type="string" calcext:value-type="string">
            <text:p>Denargo Market District 2 BALLOT ISSUE 6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0526" calcext:value-type="float">
            <text:p>300526</text:p>
          </table:table-cell>
        </table:table-row>
        <table:table-row table:style-name="ro1">
          <table:table-cell office:value-type="string" calcext:value-type="string">
            <text:p>Denargo Market District 2 BALLOT ISSUE 6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argo Market District 2 BALLOT ISSUE 6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9283" calcext:value-type="float">
            <text:p>109283</text:p>
          </table:table-cell>
        </table:table-row>
        <table:table-row table:style-name="ro1">
          <table:table-cell office:value-type="string" calcext:value-type="string">
            <text:p>Denargo Market District 2 BALLOT ISSUE 6O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784" calcext:value-type="float">
            <text:p>66784</text:p>
          </table:table-cell>
        </table:table-row>
        <table:table-row table:style-name="ro1">
          <table:table-cell office:value-type="string" calcext:value-type="string">
            <text:p>Denargo Market District 2 BALLOT ISSUE 6P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No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Q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176" calcext:value-type="float">
            <text:p>100176</text:p>
          </table:table-cell>
        </table:table-row>
        <table:table-row table:style-name="ro1">
          <table:table-cell office:value-type="string" calcext:value-type="string">
            <text:p>Denargo Market District 2 BALLOT ISSUE 6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"Yes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351" calcext:value-type="float">
            <text:p>200351</text:p>
          </table:table-cell>
        </table:table-row>
        <table:table-row table:style-name="ro1">
          <table:table-cell office:value-type="string" calcext:value-type="string">
            <text:p>Denver Public Schools Director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164052" calcext:value-type="float">
            <text:p>164052</text:p>
          </table:table-cell>
          <table:table-cell office:value-type="string" calcext:value-type="string">
            <text:p>"John Youngquist"</text:p>
          </table:table-cell>
          <table:table-cell office:value-type="float" office:value="45589" calcext:value-type="float">
            <text:p>455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Denver Public Schools Director District 1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40340" calcext:value-type="float">
            <text:p>40340</text:p>
          </table:table-cell>
          <table:table-cell office:value-type="string" calcext:value-type="string">
            <text:p>"Kimberlee Sia"</text:p>
          </table:table-cell>
          <table:table-cell office:value-type="float" office:value="3476" calcext:value-type="float">
            <text:p>34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Denver Public Schools Director District 5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4966" calcext:value-type="float">
            <text:p>164966</text:p>
          </table:table-cell>
          <table:table-cell office:value-type="float" office:value="30722" calcext:value-type="float">
            <text:p>30722</text:p>
          </table:table-cell>
          <table:table-cell office:value-type="string" calcext:value-type="string">
            <text:p>"Marlene DeLaRosa"</text:p>
          </table:table-cell>
          <table:table-cell office:value-type="float" office:value="9037" calcext:value-type="float">
            <text:p>90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DIRECTOR DISTRICT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Sam Daughert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Reece Hart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atie Ol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Curtis Utl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Debbie Russel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Neisha Balleck"</text:p>
          </table:table-cell>
          <table:table-cell office:value-type="float" office:value="701" calcext:value-type="float">
            <text:p>70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irector for Montrose County Board of Education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ed Valeri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Montrose County Board of Education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Tom West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8" calcext:value-type="float">
            <text:p>948</text:p>
          </table:table-cell>
        </table:table-row>
        <table:table-row table:style-name="ro1">
          <table:table-cell office:value-type="string" calcext:value-type="string">
            <text:p>Director for Montrose County Board of Education -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4457" calcext:value-type="float">
            <text:p>24457</text:p>
          </table:table-cell>
          <table:table-cell office:value-type="float" office:value="14248" calcext:value-type="float">
            <text:p>14248</text:p>
          </table:table-cell>
          <table:table-cell office:value-type="string" calcext:value-type="string">
            <text:p>"Jody Hovde"</text:p>
          </table:table-cell>
          <table:table-cell office:value-type="float" office:value="664" calcext:value-type="float">
            <text:p>6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Tony Bohli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048" calcext:value-type="float">
            <text:p>33048</text:p>
          </table:table-cell>
          <table:table-cell office:value-type="float" office:value="11353" calcext:value-type="float">
            <text:p>11353</text:p>
          </table:table-cell>
          <table:table-cell office:value-type="string" calcext:value-type="string">
            <text:p>"Bethany Supp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 for the Delta County Board of Education -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804" calcext:value-type="float">
            <text:p>2180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"Dan Burke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73" calcext:value-type="float">
            <text:p>3973</text:p>
          </table:table-cell>
        </table:table-row>
        <table:table-row table:style-name="ro1">
          <table:table-cell office:value-type="string" calcext:value-type="string">
            <text:p>Dolores County School District RE-2J Ballot Question 5A: Rico Area Detach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Yes/For"</text:p>
          </table:table-cell>
          <table:table-cell office:value-type="float" office:value="612" calcext:value-type="float">
            <text:p>6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Kimberly Marie Alexand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Donella Fur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lores County School District RE-2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207" calcext:value-type="float">
            <text:p>4207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"Crystal G. Jarmon"</text:p>
          </table:table-cell>
          <table:table-cell office:value-type="float" office:value="385" calcext:value-type="float">
            <text:p>3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Dolore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Maegan Crowley","Clay Tallmadge","Dustin Goodall","Julia Willson Anderson"</text:p>
          </table:table-cell>
          <table:table-cell office:value-type="float" office:value="141" calcext:value-type="float">
            <text:p>1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Dolores School District RE-4A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1660" calcext:value-type="float">
            <text:p>1660</text:p>
          </table:table-cell>
          <table:table-cell office:value-type="string" calcext:value-type="string">
            <text:p>"Yes/For"</text:p>
          </table:table-cell>
          <table:table-cell office:value-type="float" office:value="235" calcext:value-type="float">
            <text:p>2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Donald Wescott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05" calcext:value-type="float">
            <text:p>4005</text:p>
          </table:table-cell>
          <table:table-cell office:value-type="string" calcext:value-type="string">
            <text:p>"Yes/For"</text:p>
          </table:table-cell>
          <table:table-cell office:value-type="float" office:value="366" calcext:value-type="float">
            <text:p>3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911" calcext:value-type="float">
            <text:p>3911</text:p>
          </table:table-cell>
        </table:table-row>
        <table:table-row table:style-name="ro1">
          <table:table-cell office:value-type="string" calcext:value-type="string">
            <text:p>Donald Wescott Fire Protection District Northern Sub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3872" calcext:value-type="float">
            <text:p>3872</text:p>
          </table:table-cell>
          <table:table-cell office:value-type="string" calcext:value-type="string">
            <text:p>"Yes/For"</text:p>
          </table:table-cell>
          <table:table-cell office:value-type="float" office:value="1074" calcext:value-type="float">
            <text:p>10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Douglas County School Board Director,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Susan Meek"</text:p>
          </table:table-cell>
          <table:table-cell office:value-type="float" office:value="7204" calcext:value-type="float">
            <text:p>7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Douglas County School Board Director,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Brad Geiger"</text:p>
          </table:table-cell>
          <table:table-cell office:value-type="float" office:value="23558" calcext:value-type="float">
            <text:p>235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ouglas County School Board Director,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Valerie Thompson"</text:p>
          </table:table-cell>
          <table:table-cell office:value-type="float" office:value="13437" calcext:value-type="float">
            <text:p>134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ouglas County School District RE-1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Yes/For"</text:p>
          </table:table-cell>
          <table:table-cell office:value-type="float" office:value="6494" calcext:value-type="float">
            <text:p>6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Douglas County School District RE-1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6860" calcext:value-type="float">
            <text:p>156860</text:p>
          </table:table-cell>
          <table:table-cell office:value-type="float" office:value="145711" calcext:value-type="float">
            <text:p>145711</text:p>
          </table:table-cell>
          <table:table-cell office:value-type="string" calcext:value-type="string">
            <text:p>"No/Against"</text:p>
          </table:table-cell>
          <table:table-cell office:value-type="float" office:value="6137" calcext:value-type="float">
            <text:p>613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DURANGO BUSINESS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Eagle County Ballot Issue 1A: Retain Excess 2023 Lodging Tax Revenue to Support Local Workfor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8423" calcext:value-type="float">
            <text:p>8423</text:p>
          </table:table-cell>
          <table:table-cell office:value-type="string" calcext:value-type="string">
            <text:p>"Yes/For"</text:p>
          </table:table-cell>
          <table:table-cell office:value-type="float" office:value="3709" calcext:value-type="float">
            <text:p>370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Eagle County School District RE 50J Ballot Issue No.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No/Against"</text:p>
          </table:table-cell>
          <table:table-cell office:value-type="float" office:value="467" calcext:value-type="float">
            <text:p>4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Eagle County School District RE 50J Ballot Issue No.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Yes/For"</text:p>
          </table:table-cell>
          <table:table-cell office:value-type="float" office:value="856" calcext:value-type="float">
            <text:p>8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Kelly Alt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Harry McQueeney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Lucila Tvarkuna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gle County School District RE 50J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9549" calcext:value-type="float">
            <text:p>39549</text:p>
          </table:table-cell>
          <table:table-cell office:value-type="float" office:value="13073" calcext:value-type="float">
            <text:p>13073</text:p>
          </table:table-cell>
          <table:table-cell office:value-type="string" calcext:value-type="string">
            <text:p>"Juan Pe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zabeth School District Director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ary Powell","Jonathan Waller"</text:p>
          </table:table-cell>
          <table:table-cell office:value-type="float" office:value="3365" calcext:value-type="float">
            <text:p>3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Elizabeth School District Director - 4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2259" calcext:value-type="float">
            <text:p>12259</text:p>
          </table:table-cell>
          <table:table-cell office:value-type="float" office:value="8047" calcext:value-type="float">
            <text:p>8047</text:p>
          </table:table-cell>
          <table:table-cell office:value-type="string" calcext:value-type="string">
            <text:p>"Mike Calahan","Rhonda Olsen"</text:p>
          </table:table-cell>
          <table:table-cell office:value-type="float" office:value="3130" calcext:value-type="float">
            <text:p>313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Elk Creek Fire Protection District Ballot Issue 7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No/Against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60" calcext:value-type="float">
            <text:p>8260</text:p>
          </table:table-cell>
        </table:table-row>
        <table:table-row table:style-name="ro1">
          <table:table-cell office:value-type="string" calcext:value-type="string">
            <text:p>Elk Creek Fire Protection District Ballot Issue 7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"Yes/For"</text:p>
          </table:table-cell>
          <table:table-cell office:value-type="float" office:value="1289" calcext:value-type="float">
            <text:p>12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2" calcext:value-type="float">
            <text:p>1212</text:p>
          </table:table-cell>
        </table:table-row>
        <table:table-row table:style-name="ro1">
          <table:table-cell office:value-type="string" calcext:value-type="string">
            <text:p>Elk Creek Fire Protection District Ballot Question 7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4222" calcext:value-type="float">
            <text:p>214222</text:p>
          </table:table-cell>
          <table:table-cell office:value-type="float" office:value="6094" calcext:value-type="float">
            <text:p>6094</text:p>
          </table:table-cell>
          <table:table-cell office:value-type="string" calcext:value-type="string">
            <text:p>"No/Against"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738" calcext:value-type="float">
            <text:p>11738</text:p>
          </table:table-cell>
        </table:table-row>
        <table:table-row table:style-name="ro1">
          <table:table-cell office:value-type="string" calcext:value-type="string">
            <text:p>Ellicott School District 22 Ballot Issue 4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No/Against"</text:p>
          </table:table-cell>
          <table:table-cell office:value-type="float" office:value="791" calcext:value-type="float">
            <text:p>7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10" calcext:value-type="float">
            <text:p>1810</text:p>
          </table:table-cell>
        </table:table-row>
        <table:table-row table:style-name="ro1">
          <table:table-cell office:value-type="string" calcext:value-type="string">
            <text:p>Ellicott School District 2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"Amanda Mae Kobilan","Robert 'Bob' Joseph McWilliams","Angel Emilio Cordero J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 Paso County Colorado School District 49 Ballot Issue 4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9348" calcext:value-type="float">
            <text:p>29348</text:p>
          </table:table-cell>
          <table:table-cell office:value-type="string" calcext:value-type="string">
            <text:p>"No/Against"</text:p>
          </table:table-cell>
          <table:table-cell office:value-type="float" office:value="5203" calcext:value-type="float">
            <text:p>520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"Debra Schmidt"</text:p>
          </table:table-cell>
          <table:table-cell office:value-type="float" office:value="886" calcext:value-type="float">
            <text:p>8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16" calcext:value-type="float">
            <text:p>1616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3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6042" calcext:value-type="float">
            <text:p>6042</text:p>
          </table:table-cell>
          <table:table-cell office:value-type="string" calcext:value-type="string">
            <text:p>"Marie LeVere-Wright"</text:p>
          </table:table-cell>
          <table:table-cell office:value-type="float" office:value="414" calcext:value-type="float">
            <text:p>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57" calcext:value-type="float">
            <text:p>3457</text:p>
          </table:table-cell>
        </table:table-row>
        <table:table-row table:style-name="ro1">
          <table:table-cell office:value-type="string" calcext:value-type="string">
            <text:p>El Paso County School District 49 Board of Directors 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5874" calcext:value-type="float">
            <text:p>5874</text:p>
          </table:table-cell>
          <table:table-cell office:value-type="string" calcext:value-type="string">
            <text:p>"Mike Heil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ewood School District No. 1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Yes/For"</text:p>
          </table:table-cell>
          <table:table-cell office:value-type="float" office:value="1222" calcext:value-type="float">
            <text:p>1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7" calcext:value-type="float">
            <text:p>1017</text:p>
          </table:table-cell>
        </table:table-row>
        <table:table-row table:style-name="ro1">
          <table:table-cell office:value-type="string" calcext:value-type="string">
            <text:p>Englewood School District School Board Director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170514" calcext:value-type="float">
            <text:p>170514</text:p>
          </table:table-cell>
          <table:table-cell office:value-type="float" office:value="7421" calcext:value-type="float">
            <text:p>7421</text:p>
          </table:table-cell>
          <table:table-cell office:value-type="string" calcext:value-type="string">
            <text:p>"Davon Williams","Katie Wilberding Cros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es Park School District R-3 School Board Direct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45113" calcext:value-type="float">
            <text:p>245113</text:p>
          </table:table-cell>
          <table:table-cell office:value-type="float" office:value="5369" calcext:value-type="float">
            <text:p>5369</text:p>
          </table:table-cell>
          <table:table-cell office:value-type="string" calcext:value-type="string">
            <text:p>"Brad Shochat","Brenda L. Wyss"</text:p>
          </table:table-cell>
          <table:table-cell office:value-type="float" office:value="1447" calcext:value-type="float">
            <text:p>144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5" calcext:value-type="float">
            <text:p>1235</text:p>
          </table:table-cell>
        </table:table-row>
        <table:table-row table:style-name="ro1">
          <table:table-cell office:value-type="string" calcext:value-type="string">
            <text:p>Evergreen Park and Recreatio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0541" calcext:value-type="float">
            <text:p>10541</text:p>
          </table:table-cell>
          <table:table-cell office:value-type="string" calcext:value-type="string">
            <text:p>"Yes/For"</text:p>
          </table:table-cell>
          <table:table-cell office:value-type="float" office:value="4676" calcext:value-type="float">
            <text:p>467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Expanding Term Limits for Las Animas County Board of County Commission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No/Against"</text:p>
          </table:table-cell>
          <table:table-cell office:value-type="float" office:value="3111" calcext:value-type="float">
            <text:p>31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Brad Knifong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orence School District RE-2 Board of Directors - At Large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14092" calcext:value-type="float">
            <text:p>214092</text:p>
          </table:table-cell>
          <table:table-cell office:value-type="float" office:value="4008" calcext:value-type="float">
            <text:p>4008</text:p>
          </table:table-cell>
          <table:table-cell office:value-type="string" calcext:value-type="string">
            <text:p>"Robin Dickey","Beth A. Roman","Janelle Dodd"</text:p>
          </table:table-cell>
          <table:table-cell office:value-type="float" office:value="474" calcext:value-type="float">
            <text:p>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92" calcext:value-type="float">
            <text:p>3292</text:p>
          </table:table-cell>
        </table:table-row>
        <table:table-row table:style-name="ro1">
          <table:table-cell office:value-type="string" calcext:value-type="string">
            <text:p>Flying Horse Metropolitan Distict No. 3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20" calcext:value-type="float">
            <text:p>1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26" calcext:value-type="float">
            <text:p>11926</text:p>
          </table:table-cell>
        </table:table-row>
        <table:table-row table:style-name="ro1">
          <table:table-cell office:value-type="string" calcext:value-type="string">
            <text:p>Flying Horse Metropolitan District No. 2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81" calcext:value-type="float">
            <text:p>3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757" calcext:value-type="float">
            <text:p>3757</text:p>
          </table:table-cell>
        </table:table-row>
        <table:table-row table:style-name="ro1">
          <table:table-cell office:value-type="string" calcext:value-type="string">
            <text:p>Flying Horse Metropolitan District No. 2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"Yes/For"</text:p>
          </table:table-cell>
          <table:table-cell office:value-type="float" office:value="311" calcext:value-type="float">
            <text:p>3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02" calcext:value-type="float">
            <text:p>4602</text:p>
          </table:table-cell>
        </table:table-row>
        <table:table-row table:style-name="ro1">
          <table:table-cell office:value-type="string" calcext:value-type="string">
            <text:p>Flying Horse Metropolitan District No. 3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"Yes/For"</text:p>
          </table:table-cell>
          <table:table-cell office:value-type="float" office:value="139" calcext:value-type="float">
            <text:p>1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96" calcext:value-type="float">
            <text:p>10296</text:p>
          </table:table-cell>
        </table:table-row>
        <table:table-row table:style-name="ro1">
          <table:table-cell office:value-type="string" calcext:value-type="string">
            <text:p>Fountain-Fort Carson School District 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"Rose A. Terrell","Kimberly A. Moon","Jill E. Grubbs"</text:p>
          </table:table-cell>
          <table:table-cell office:value-type="float" office:value="81" calcext:value-type="float">
            <text:p>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68" calcext:value-type="float">
            <text:p>17668</text:p>
          </table:table-cell>
        </table:table-row>
        <table:table-row table:style-name="ro1">
          <table:table-cell office:value-type="string" calcext:value-type="string">
            <text:p>Frenchman RE-3 School District Board of Directors-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Jeffrey Brekel"</text:p>
          </table:table-cell>
          <table:table-cell office:value-type="float" office:value="12" calcext:value-type="float">
            <text:p>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89" calcext:value-type="float">
            <text:p>3889</text:p>
          </table:table-cell>
        </table:table-row>
        <table:table-row table:style-name="ro1">
          <table:table-cell office:value-type="string" calcext:value-type="string">
            <text:p>Frenchman RE-3 School District Board of Directors-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6403" calcext:value-type="float">
            <text:p>640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"Kamie Lambrecht","Jeffery Harms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4" calcext:value-type="float">
            <text:p>1334</text:p>
          </table:table-cell>
        </table:table-row>
        <table:table-row table:style-name="ro1">
          <table:table-cell office:value-type="string" calcext:value-type="string">
            <text:p>Garfield School RE-2 <text:s/>District 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assie Haskell"</text:p>
          </table:table-cell>
          <table:table-cell office:value-type="float" office:value="1335" calcext:value-type="float">
            <text:p>13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Garfield School RE-2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Fathom Jens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rfield School RE-2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02" calcext:value-type="float">
            <text:p>14902</text:p>
          </table:table-cell>
          <table:table-cell office:value-type="float" office:value="5806" calcext:value-type="float">
            <text:p>5806</text:p>
          </table:table-cell>
          <table:table-cell office:value-type="string" calcext:value-type="string">
            <text:p>"Chance Jenkins"</text:p>
          </table:table-cell>
          <table:table-cell office:value-type="float" office:value="512" calcext:value-type="float">
            <text:p>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Gilpin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96" calcext:value-type="float">
            <text:p>2596</text:p>
          </table:table-cell>
          <table:table-cell office:value-type="string" calcext:value-type="string">
            <text:p>"No/Against"</text:p>
          </table:table-cell>
          <table:table-cell office:value-type="float" office:value="718" calcext:value-type="float">
            <text:p>7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ilpin County RE-1 School District Director At Large (4 years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6" calcext:value-type="float">
            <text:p>2596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"Joseph L. Stranaly","Tami Velasquez","Joe Mar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Grand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17" calcext:value-type="float">
            <text:p>5617</text:p>
          </table:table-cell>
          <table:table-cell office:value-type="string" calcext:value-type="string">
            <text:p>"Yes/For"</text:p>
          </table:table-cell>
          <table:table-cell office:value-type="float" office:value="2474" calcext:value-type="float">
            <text:p>24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Gunnison Watershed School District -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738" calcext:value-type="float">
            <text:p>8738</text:p>
          </table:table-cell>
          <table:table-cell office:value-type="float" office:value="6894" calcext:value-type="float">
            <text:p>6894</text:p>
          </table:table-cell>
          <table:table-cell office:value-type="string" calcext:value-type="string">
            <text:p>"Jody Coleman","Mark VanderVeer","Anne Brookhart"</text:p>
          </table:table-cell>
          <table:table-cell office:value-type="float" office:value="2532" calcext:value-type="float">
            <text:p>25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anover School District 28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"Mary Louise Barnes","Kenneth Swen Burk III","Mark A. McPherson"</text:p>
          </table:table-cell>
          <table:table-cell office:value-type="float" office:value="45" calcext:value-type="float">
            <text:p>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803" calcext:value-type="float">
            <text:p>31803</text:p>
          </table:table-cell>
        </table:table-row>
        <table:table-row table:style-name="ro1">
          <table:table-cell office:value-type="string" calcext:value-type="string">
            <text:p>Harrison School District No. 2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9526" calcext:value-type="float">
            <text:p>9526</text:p>
          </table:table-cell>
          <table:table-cell office:value-type="string" calcext:value-type="string">
            <text:p>"Pamela L. Robinson","Corey Williams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2" calcext:value-type="float">
            <text:p>1592</text:p>
          </table:table-cell>
        </table:table-row>
        <table:table-row table:style-name="ro1">
          <table:table-cell office:value-type="string" calcext:value-type="string">
            <text:p>Haxtun School District RE-2J Ballot Issue 5B: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Yes/For"</text:p>
          </table:table-cell>
          <table:table-cell office:value-type="float" office:value="213" calcext:value-type="float">
            <text:p>2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Haxtun School District RE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5" calcext:value-type="float">
            <text:p>5</text:p>
          </table:table-cell>
          <table:table-cell office:value-type="float" office:value="12065" calcext:value-type="float">
            <text:p>12065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"Lee Salyards","Amy Kilgour","Valerie Wilson","Trever Fix","Ross Edwards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43" calcext:value-type="float">
            <text:p>1543</text:p>
          </table:table-cell>
        </table:table-row>
        <table:table-row table:style-name="ro1">
          <table:table-cell office:value-type="string" calcext:value-type="string">
            <text:p>Hinsdal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"Yes/For"</text:p>
          </table:table-cell>
          <table:table-cell office:value-type="float" office:value="93" calcext:value-type="float">
            <text:p>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i-Plains School District R-2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"Joel Tanner","Kendal Rueb","Patrick Einspah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Holyoke School District RE-1J Board of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885" calcext:value-type="float">
            <text:p>38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19" calcext:value-type="float">
            <text:p>4719</text:p>
          </table:table-cell>
        </table:table-row>
        <table:table-row table:style-name="ro1">
          <table:table-cell office:value-type="string" calcext:value-type="string">
            <text:p>Holyoke School District RE-1J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5662" calcext:value-type="float">
            <text:p>566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"Summer Struckmeyer","Justin Clayton","Aaron Schlachter","Lucas Schlachter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string" calcext:value-type="string">
            <text:p>Idledale Water and Sanitation District Ballot Issue 6J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026" calcext:value-type="float">
            <text:p>52026</text:p>
          </table:table-cell>
        </table:table-row>
        <table:table-row table:style-name="ro1">
          <table:table-cell office:value-type="string" calcext:value-type="string">
            <text:p>Idledale Water and Sanitation District Ballot Issue 6K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"Yes/For"</text:p>
          </table:table-cell>
          <table:table-cell office:value-type="float" office:value="28" calcext:value-type="float">
            <text:p>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884" calcext:value-type="float">
            <text:p>53884</text:p>
          </table:table-cell>
        </table:table-row>
        <table:table-row table:style-name="ro1">
          <table:table-cell office:value-type="string" calcext:value-type="string">
            <text:p>Ignacio School District 11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3836" calcext:value-type="float">
            <text:p>23836</text:p>
          </table:table-cell>
          <table:table-cell office:value-type="float" office:value="1574" calcext:value-type="float">
            <text:p>1574</text:p>
          </table:table-cell>
          <table:table-cell office:value-type="string" calcext:value-type="string">
            <text:p>"Jay Dee Brunson","Jerry Allen McCaw","Ross Melton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88" calcext:value-type="float">
            <text:p>1888</text:p>
          </table:table-cell>
        </table:table-row>
        <table:table-row table:style-name="ro1">
          <table:table-cell office:value-type="string" calcext:value-type="string">
            <text:p>Inter-Canyon Fire Protection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494" calcext:value-type="float">
            <text:p>4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5" calcext:value-type="float">
            <text:p>3055</text:p>
          </table:table-cell>
        </table:table-row>
        <table:table-row table:style-name="ro1">
          <table:table-cell office:value-type="string" calcext:value-type="string">
            <text:p>Inter-Canyon Fire Protection District Ballot Question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90" calcext:value-type="float">
            <text:p>2190</text:p>
          </table:table-cell>
          <table:table-cell office:value-type="string" calcext:value-type="string">
            <text:p>"Yes/For"</text:p>
          </table:table-cell>
          <table:table-cell office:value-type="float" office:value="627" calcext:value-type="float">
            <text:p>6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Jackson County Lodging Tax Panel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Jefferson County School District R-1 Director District 3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Michelle Applegate"</text:p>
          </table:table-cell>
          <table:table-cell office:value-type="float" office:value="30669" calcext:value-type="float">
            <text:p>306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Jefferson County School District R-1 Director District 4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3606" calcext:value-type="float">
            <text:p>233606</text:p>
          </table:table-cell>
          <table:table-cell office:value-type="float" office:value="208321" calcext:value-type="float">
            <text:p>208321</text:p>
          </table:table-cell>
          <table:table-cell office:value-type="string" calcext:value-type="string">
            <text:p>"Erin Kenworthy"</text:p>
          </table:table-cell>
          <table:table-cell office:value-type="float" office:value="14871" calcext:value-type="float">
            <text:p>1487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Joint School District No. 23JT Ballot Issue 5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60" calcext:value-type="float">
            <text:p>9160</text:p>
          </table:table-cell>
        </table:table-row>
        <table:table-row table:style-name="ro1">
          <table:table-cell office:value-type="string" calcext:value-type="string">
            <text:p>Joint School District No. 23JT Ballot Issue 5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No/Against"</text:p>
          </table:table-cell>
          <table:table-cell office:value-type="float" office:value="241" calcext:value-type="float">
            <text:p>2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309" calcext:value-type="float">
            <text:p>6309</text:p>
          </table:table-cell>
        </table:table-row>
        <table:table-row table:style-name="ro1">
          <table:table-cell office:value-type="string" calcext:value-type="string">
            <text:p>Joint School District No. 23JT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08650" calcext:value-type="float">
            <text:p>208650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"Craig Kaiser","Katie Harms"</text:p>
          </table:table-cell>
          <table:table-cell office:value-type="float" office:value="193" calcext:value-type="float">
            <text:p>1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878" calcext:value-type="float">
            <text:p>7878</text:p>
          </table:table-cell>
        </table:table-row>
        <table:table-row table:style-name="ro1">
          <table:table-cell office:value-type="string" calcext:value-type="string">
            <text:p>Kiowa C-2 School District Ballot Issue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No/Against"</text:p>
          </table:table-cell>
          <table:table-cell office:value-type="float" office:value="383" calcext:value-type="float">
            <text:p>3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Kiowa C-2 School District Director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2259" calcext:value-type="float">
            <text:p>12259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"Jeffrey Olson","JR Prokop","Andrew Pruitt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owa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string" calcext:value-type="string">
            <text:p>"No/Against"</text:p>
          </table:table-cell>
          <table:table-cell office:value-type="float" office:value="221" calcext:value-type="float">
            <text:p>2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 Junta City Utilities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Patrick Berg"</text:p>
          </table:table-cell>
          <table:table-cell office:value-type="float" office:value="731" calcext:value-type="float">
            <text:p>7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La Junta Mayo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2252" calcext:value-type="float">
            <text:p>2252</text:p>
          </table:table-cell>
          <table:table-cell office:value-type="string" calcext:value-type="string">
            <text:p>"Joseph Ayala"</text:p>
          </table:table-cell>
          <table:table-cell office:value-type="float" office:value="700" calcext:value-type="float">
            <text:p>70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Lamar School District RE2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Lanie Meyers-Mire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Travis Hall"</text:p>
          </table:table-cell>
          <table:table-cell office:value-type="float" office:value="1321" calcext:value-type="float">
            <text:p>13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amar School District RE2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Shannon O'Bry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Jacob R. Chamberlai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mar School District RE2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371" calcext:value-type="float">
            <text:p>3371</text:p>
          </table:table-cell>
          <table:table-cell office:value-type="float" office:value="2589" calcext:value-type="float">
            <text:p>2589</text:p>
          </table:table-cell>
          <table:table-cell office:value-type="string" calcext:value-type="string">
            <text:p>"Richard "Rick" Robb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 Plata - Upper Pine River Fire Protection District Ballot Issue 7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3693" calcext:value-type="float">
            <text:p>3693</text:p>
          </table:table-cell>
          <table:table-cell office:value-type="string" calcext:value-type="string">
            <text:p>"Yes/For"</text:p>
          </table:table-cell>
          <table:table-cell office:value-type="float" office:value="1499" calcext:value-type="float">
            <text:p>14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arimer County Wyndham Hill Public Improvement District No. 78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3" calcext:value-type="float">
            <text:p>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259" calcext:value-type="float">
            <text:p>70259</text:p>
          </table:table-cell>
        </table:table-row>
        <table:table-row table:style-name="ro1">
          <table:table-cell office:value-type="string" calcext:value-type="string">
            <text:p>Las Animas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72" calcext:value-type="float">
            <text:p>5072</text:p>
          </table:table-cell>
          <table:table-cell office:value-type="string" calcext:value-type="string">
            <text:p>"Yes/For"</text:p>
          </table:table-cell>
          <table:table-cell office:value-type="float" office:value="546" calcext:value-type="float">
            <text:p>5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Leadville Lake County Regional Housing Authority Measur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string" calcext:value-type="string">
            <text:p>"NO"</text:p>
          </table:table-cell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Lewis-Palmer School District 38 Board of Directors - <text:s/>District 1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Kris Norri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2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Patti Shank"</text:p>
          </table:table-cell>
          <table:table-cell office:value-type="float" office:value="281" calcext:value-type="float">
            <text:p>28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93" calcext:value-type="float">
            <text:p>5093</text:p>
          </table:table-cell>
        </table:table-row>
        <table:table-row table:style-name="ro1">
          <table:table-cell office:value-type="string" calcext:value-type="string">
            <text:p>Lewis-Palmer School District 38 Board of Directors - District 4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Ron Schwar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-Palmer School District 38 Board of Directors- District 5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96391" calcext:value-type="float">
            <text:p>196391</text:p>
          </table:table-cell>
          <table:table-cell office:value-type="float" office:value="16194" calcext:value-type="float">
            <text:p>16194</text:p>
          </table:table-cell>
          <table:table-cell office:value-type="string" calcext:value-type="string">
            <text:p>"Todd Brow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 Point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78" calcext:value-type="float">
            <text:p>3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0" calcext:value-type="float">
            <text:p>1990</text:p>
          </table:table-cell>
        </table:table-row>
        <table:table-row table:style-name="ro1">
          <table:table-cell office:value-type="string" calcext:value-type="string">
            <text:p>Lewis Pointe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"Yes/For"</text:p>
          </table:table-cell>
          <table:table-cell office:value-type="float" office:value="334" calcext:value-type="float">
            <text:p>3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Lincol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1" calcext:value-type="float">
            <text:p>1521</text:p>
          </table:table-cell>
          <table:table-cell office:value-type="string" calcext:value-type="string">
            <text:p>"No/Against"</text:p>
          </table:table-cell>
          <table:table-cell office:value-type="float" office:value="442" calcext:value-type="float">
            <text:p>4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LJ 4 School Board Member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2719" calcext:value-type="float">
            <text:p>2719</text:p>
          </table:table-cell>
          <table:table-cell office:value-type="string" calcext:value-type="string">
            <text:p>"Stacey Ayala","Sara Hines"</text:p>
          </table:table-cell>
          <table:table-cell office:value-type="float" office:value="412" calcext:value-type="float">
            <text:p>4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LJC2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"Chandra L. Ochoa","Jeremiah Stoker"</text:p>
          </table:table-cell>
          <table:table-cell office:value-type="float" office:value="327" calcext:value-type="float">
            <text:p>3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JC3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"Maureen Rikhof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LJCW1 4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"Paul James Velasqu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land Rural Fire Protection District Ballot Issue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8142" calcext:value-type="float">
            <text:p>8142</text:p>
          </table:table-cell>
          <table:table-cell office:value-type="string" calcext:value-type="string">
            <text:p>"Yes/For"</text:p>
          </table:table-cell>
          <table:table-cell office:value-type="float" office:value="97" calcext:value-type="float">
            <text:p>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17" calcext:value-type="float">
            <text:p>9417</text:p>
          </table:table-cell>
        </table:table-row>
        <table:table-row table:style-name="ro1">
          <table:table-cell office:value-type="string" calcext:value-type="string">
            <text:p>Mancos School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467" calcext:value-type="float">
            <text:p>8467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"Rachel McWhirter","Timothy J. Hunter","Craig Benally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5" calcext:value-type="float">
            <text:p>935</text:p>
          </table:table-cell>
        </table:table-row>
        <table:table-row table:style-name="ro1">
          <table:table-cell office:value-type="string" calcext:value-type="string">
            <text:p>Manitou Springs School District 14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96391" calcext:value-type="float">
            <text:p>196391</text:p>
          </table:table-cell>
          <table:table-cell office:value-type="float" office:value="3472" calcext:value-type="float">
            <text:p>3472</text:p>
          </table:table-cell>
          <table:table-cell office:value-type="string" calcext:value-type="string">
            <text:p>"Jill Bishop","Connie Brachtenbach","Magdalena Santos"</text:p>
          </table:table-cell>
          <table:table-cell office:value-type="float" office:value="263" calcext:value-type="float">
            <text:p>2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2" calcext:value-type="float">
            <text:p>5442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119" calcext:value-type="float">
            <text:p>211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"Dana Greene"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4" calcext:value-type="float">
            <text:p>2574</text:p>
          </table:table-cell>
        </table:table-row>
        <table:table-row table:style-name="ro1">
          <table:table-cell office:value-type="string" calcext:value-type="string">
            <text:p>May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72" calcext:value-type="float">
            <text:p>5072</text:p>
          </table:table-cell>
          <table:table-cell office:value-type="float" office:value="2769" calcext:value-type="float">
            <text:p>2769</text:p>
          </table:table-cell>
          <table:table-cell office:value-type="string" calcext:value-type="string">
            <text:p>"Karen Griego"</text:p>
          </table:table-cell>
          <table:table-cell office:value-type="float" office:value="432" calcext:value-type="float">
            <text:p>4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ember Pueblo Board of Water Work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Celeste "Victoria" Arellano"</text:p>
          </table:table-cell>
          <table:table-cell office:value-type="float" office:value="17962" calcext:value-type="float">
            <text:p>179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esa County Question 1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2908" calcext:value-type="float">
            <text:p>129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esa County Question 1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5646" calcext:value-type="float">
            <text:p>1564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esa County Question 1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0373" calcext:value-type="float">
            <text:p>103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esa County Question 1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944" calcext:value-type="float">
            <text:p>50944</text:p>
          </table:table-cell>
          <table:table-cell office:value-type="string" calcext:value-type="string">
            <text:p>"No/Against"</text:p>
          </table:table-cell>
          <table:table-cell office:value-type="float" office:value="14745" calcext:value-type="float">
            <text:p>1474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sa County Valley School District 51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Jose Luis Chavez"</text:p>
          </table:table-cell>
          <table:table-cell office:value-type="float" office:value="683" calcext:value-type="float">
            <text:p>6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Mesa County Valley School District 51 -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49628" calcext:value-type="float">
            <text:p>49628</text:p>
          </table:table-cell>
          <table:table-cell office:value-type="string" calcext:value-type="string">
            <text:p>"Barbara Evanson"</text:p>
          </table:table-cell>
          <table:table-cell office:value-type="float" office:value="1133" calcext:value-type="float">
            <text:p>113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Miami Yoder School District JT60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10171" calcext:value-type="float">
            <text:p>210171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"Desiree McKnight","Sharron Darby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11" calcext:value-type="float">
            <text:p>52811</text:p>
          </table:table-cell>
        </table:table-row>
        <table:table-row table:style-name="ro1">
          <table:table-cell office:value-type="string" calcext:value-type="string">
            <text:p>Mineral County Referred Ballot Measur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string" calcext:value-type="string">
            <text:p>"Yes"</text:p>
          </table:table-cell>
          <table:table-cell office:value-type="float" office:value="182" calcext:value-type="float">
            <text:p>1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offat County Advisory Ballot Question 1A - Junk and Rubbish Ordinanc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Yes/For"</text:p>
          </table:table-cell>
          <table:table-cell office:value-type="float" office:value="710" calcext:value-type="float">
            <text:p>7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Kacey Rae Lyons"</text:p>
          </table:table-cell>
          <table:table-cell office:value-type="float" office:value="390" calcext:value-type="float">
            <text:p>3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Steve Martinson"</text:p>
          </table:table-cell>
          <table:table-cell office:value-type="float" office:value="507" calcext:value-type="float">
            <text:p>50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Paula Janette Belch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ffat County School District RE NO 1 Board of Directors -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676" calcext:value-type="float">
            <text:p>3676</text:p>
          </table:table-cell>
          <table:table-cell office:value-type="string" calcext:value-type="string">
            <text:p>"Laura Woodworth"</text:p>
          </table:table-cell>
          <table:table-cell office:value-type="float" office:value="369" calcext:value-type="float">
            <text:p>3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ontezuma School District Director-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afe M. O'Brie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Rhonda Tracy"</text:p>
          </table:table-cell>
          <table:table-cell office:value-type="float" office:value="562" calcext:value-type="float">
            <text:p>5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ontezuma School District Director-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"Leland Collin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ezuma School District Director-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4957" calcext:value-type="float">
            <text:p>4957</text:p>
          </table:table-cell>
          <table:table-cell office:value-type="string" calcext:value-type="string">
            <text:p>"Mike Lync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tros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931" calcext:value-type="float">
            <text:p>14931</text:p>
          </table:table-cell>
          <table:table-cell office:value-type="string" calcext:value-type="string">
            <text:p>"Yes/For"</text:p>
          </table:table-cell>
          <table:table-cell office:value-type="float" office:value="950" calcext:value-type="float">
            <text:p>9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organ County Re-3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7240" calcext:value-type="float">
            <text:p>7240</text:p>
          </table:table-cell>
          <table:table-cell office:value-type="float" office:value="3819" calcext:value-type="float">
            <text:p>3819</text:p>
          </table:table-cell>
          <table:table-cell office:value-type="string" calcext:value-type="string">
            <text:p>"Mindy Smith","Nancy Hopper","John T. Prouty","Sarah Whitney"</text:p>
          </table:table-cell>
          <table:table-cell office:value-type="float" office:value="113" calcext:value-type="float">
            <text:p>11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Morga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240" calcext:value-type="float">
            <text:p>7240</text:p>
          </table:table-cell>
          <table:table-cell office:value-type="string" calcext:value-type="string">
            <text:p>"No/Against"</text:p>
          </table:table-cell>
          <table:table-cell office:value-type="float" office:value="899" calcext:value-type="float">
            <text:p>8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ountain Water and Sanitatio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470" calcext:value-type="float">
            <text:p>26470</text:p>
          </table:table-cell>
        </table:table-row>
        <table:table-row table:style-name="ro1">
          <table:table-cell office:value-type="string" calcext:value-type="string">
            <text:p>Mountain Water and Sanitatio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865" calcext:value-type="float">
            <text:p>62865</text:p>
          </table:table-cell>
        </table:table-row>
        <table:table-row table:style-name="ro1">
          <table:table-cell office:value-type="string" calcext:value-type="string">
            <text:p>Nederland Eco Pass Public Improvement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"Yes/For"</text:p>
          </table:table-cell>
          <table:table-cell office:value-type="float" office:value="936" calcext:value-type="float">
            <text:p>9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Northern Chaffee County Library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4349" calcext:value-type="float">
            <text:p>4349</text:p>
          </table:table-cell>
          <table:table-cell office:value-type="string" calcext:value-type="string">
            <text:p>"Yes/For"</text:p>
          </table:table-cell>
          <table:table-cell office:value-type="float" office:value="783" calcext:value-type="float">
            <text:p>7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North Fork Fire Protection District Ballot Issue 7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84" calcext:value-type="float">
            <text:p>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506" calcext:value-type="float">
            <text:p>30506</text:p>
          </table:table-cell>
        </table:table-row>
        <table:table-row table:style-name="ro1">
          <table:table-cell office:value-type="string" calcext:value-type="string">
            <text:p>North Fork Fire Protection District Ballot Question 7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1648" calcext:value-type="float">
            <text:p>3516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"Yes/For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261" calcext:value-type="float">
            <text:p>27261</text:p>
          </table:table-cell>
        </table:table-row>
        <table:table-row table:style-name="ro1">
          <table:table-cell office:value-type="string" calcext:value-type="string">
            <text:p>North Metro Fire Rescu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6999" calcext:value-type="float">
            <text:p>536999</text:p>
          </table:table-cell>
          <table:table-cell office:value-type="float" office:value="36227" calcext:value-type="float">
            <text:p>36227</text:p>
          </table:table-cell>
          <table:table-cell office:value-type="string" calcext:value-type="string">
            <text:p>"Yes/For"</text:p>
          </table:table-cell>
          <table:table-cell office:value-type="float" office:value="17928" calcext:value-type="float">
            <text:p>1792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North Park R-1 School District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"Yes/For"</text:p>
          </table:table-cell>
          <table:table-cell office:value-type="float" office:value="121" calcext:value-type="float">
            <text:p>12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orth Range Metropolitan District No. 2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97" calcext:value-type="float">
            <text:p>29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3" calcext:value-type="float">
            <text:p>2533</text:p>
          </table:table-cell>
        </table:table-row>
        <table:table-row table:style-name="ro1">
          <table:table-cell office:value-type="string" calcext:value-type="string">
            <text:p>North Range Metropolitan District No. 2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86" calcext:value-type="float">
            <text:p>2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30" calcext:value-type="float">
            <text:p>2630</text:p>
          </table:table-cell>
        </table:table-row>
        <table:table-row table:style-name="ro1">
          <table:table-cell office:value-type="string" calcext:value-type="string">
            <text:p>North Range Metropolitan District No. 2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317" calcext:value-type="float">
            <text:p>3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73" calcext:value-type="float">
            <text:p>2373</text:p>
          </table:table-cell>
        </table:table-row>
        <table:table-row table:style-name="ro1">
          <table:table-cell office:value-type="string" calcext:value-type="string">
            <text:p>North Range Metropolitan District No. 2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3214" calcext:value-type="float">
            <text:p>10321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"Yes/For"</text:p>
          </table:table-cell>
          <table:table-cell office:value-type="float" office:value="261" calcext:value-type="float">
            <text:p>26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82" calcext:value-type="float">
            <text:p>2882</text:p>
          </table:table-cell>
        </table:table-row>
        <table:table-row table:style-name="ro1">
          <table:table-cell office:value-type="string" calcext:value-type="string">
            <text:p>Norwood School District R-2J Ballot Issue 5B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No/Against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3" calcext:value-type="float">
            <text:p>2553</text:p>
          </table:table-cell>
        </table:table-row>
        <table:table-row table:style-name="ro1">
          <table:table-cell office:value-type="string" calcext:value-type="string">
            <text:p>Norwood School District R-2J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8217" calcext:value-type="float">
            <text:p>18217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"Pamela Nichol Bray","Morgan Dayne Rummel","Jacklyn Hardman"</text:p>
          </table:table-cell>
          <table:table-cell office:value-type="float" office:value="44" calcext:value-type="float">
            <text:p>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17" calcext:value-type="float">
            <text:p>3017</text:p>
          </table:table-cell>
        </table:table-row>
        <table:table-row table:style-name="ro1">
          <table:table-cell office:value-type="string" calcext:value-type="string">
            <text:p>Nucla-Naturita Fire Protection District Ballot Question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"No/Against"</text:p>
          </table:table-cell>
          <table:table-cell office:value-type="float" office:value="211" calcext:value-type="float">
            <text:p>2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6" calcext:value-type="float">
            <text:p>516</text:p>
          </table:table-cell>
        </table:table-row>
        <table:table-row table:style-name="ro1">
          <table:table-cell office:value-type="string" calcext:value-type="string">
            <text:p>Ouray School Board Director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653" calcext:value-type="float">
            <text:p>265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"Aimee Vann","Jane E. Schiffer","Stephanie Wills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Park County Ballot Issue 1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6848" calcext:value-type="float">
            <text:p>6848</text:p>
          </table:table-cell>
          <table:table-cell office:value-type="string" calcext:value-type="string">
            <text:p>"Yes/For"</text:p>
          </table:table-cell>
          <table:table-cell office:value-type="float" office:value="1064" calcext:value-type="float">
            <text:p>10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kside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Parkside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"Yes/For"</text:p>
          </table:table-cell>
          <table:table-cell office:value-type="float" office:value="82" calcext:value-type="float">
            <text:p>8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39" calcext:value-type="float">
            <text:p>11139</text:p>
          </table:table-cell>
        </table:table-row>
        <table:table-row table:style-name="ro1">
          <table:table-cell office:value-type="string" calcext:value-type="string">
            <text:p>Phillips - Holyoke School District RE-1J Board of Directors - 2 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777" calcext:value-type="float">
            <text:p>1777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"Lukas Goldenstein","Arlan Scholl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Plateau Valley School District 50 -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Eric R. Bev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Joshua Pete Shepard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-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Catherine "Katy" Sheffield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teau Valley School District 50 Question 4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0944" calcext:value-type="float">
            <text:p>50944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"Yes/For"</text:p>
          </table:table-cell>
          <table:table-cell office:value-type="float" office:value="189" calcext:value-type="float">
            <text:p>18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65" calcext:value-type="float">
            <text:p>1965</text:p>
          </table:table-cell>
        </table:table-row>
        <table:table-row table:style-name="ro1">
          <table:table-cell office:value-type="string" calcext:value-type="string">
            <text:p>Platte Canyon School District No 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Yes/For"</text:p>
          </table:table-cell>
          <table:table-cell office:value-type="float" office:value="73" calcext:value-type="float">
            <text:p>7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Platte Canyon School District RE-1 Board of Directors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7175" calcext:value-type="float">
            <text:p>7175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"Theresa Gilliland","Garrison Genschorck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Poudre School District R-1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Scott Schoenbau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udre School District R-1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Kevin Havelda"</text:p>
          </table:table-cell>
          <table:table-cell office:value-type="float" office:value="9254" calcext:value-type="float">
            <text:p>92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Poudre School District R-1 Director District F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Conor M. Duffy"</text:p>
          </table:table-cell>
          <table:table-cell office:value-type="float" office:value="5204" calcext:value-type="float">
            <text:p>52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Poudre School District R-1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70347" calcext:value-type="float">
            <text:p>70347</text:p>
          </table:table-cell>
          <table:table-cell office:value-type="string" calcext:value-type="string">
            <text:p>"Jessica Zamora"</text:p>
          </table:table-cell>
          <table:table-cell office:value-type="float" office:value="14944" calcext:value-type="float">
            <text:p>1494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airie School District RE-11J Office of School Director 4 yea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80407" calcext:value-type="float">
            <text:p>8040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"Kendall Kieth Holzworth","James Cole Mertens"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5925" calcext:value-type="float">
            <text:p>585925</text:p>
          </table:table-cell>
        </table:table-row>
        <table:table-row table:style-name="ro1">
          <table:table-cell office:value-type="string" calcext:value-type="string">
            <text:p>Primero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"Carey Rivera","Jeremiah Harris","Lonny Lopez"</text:p>
          </table:table-cell>
          <table:table-cell office:value-type="float" office:value="70" calcext:value-type="float">
            <text:p>7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</table:table-row>
        <table:table-row table:style-name="ro1">
          <table:table-cell office:value-type="string" calcext:value-type="string">
            <text:p>Pritchett School District RE-3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Mark Lyle Crane","Jozy Stegman","Brett Wil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tchett School District RE-3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"Wesley V. Fortik"</text:p>
          </table:table-cell>
          <table:table-cell office:value-type="float" office:value="25" calcext:value-type="float">
            <text:p>2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Proposition HH (Statutory)</text:p>
          </table:table-cell>
          <table:table-cell office:value-type="string" calcext:value-type="string">
            <text:p>state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1791" calcext:value-type="float">
            <text:p>1701791</text:p>
          </table:table-cell>
          <table:table-cell office:value-type="float" office:value="1699024" calcext:value-type="float">
            <text:p>1699024</text:p>
          </table:table-cell>
          <table:table-cell office:value-type="string" calcext:value-type="string">
            <text:p>"No/Against"</text:p>
          </table:table-cell>
          <table:table-cell office:value-type="float" office:value="312611" calcext:value-type="float">
            <text:p>3126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roposition II (Statutory)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53982" calcext:value-type="float">
            <text:p>1653982</text:p>
          </table:table-cell>
          <table:table-cell office:value-type="float" office:value="1651252" calcext:value-type="float">
            <text:p>1651252</text:p>
          </table:table-cell>
          <table:table-cell office:value-type="string" calcext:value-type="string">
            <text:p>"Yes/For"</text:p>
          </table:table-cell>
          <table:table-cell office:value-type="float" office:value="586348" calcext:value-type="float">
            <text:p>5863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ueblo Civil Service Commission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058" calcext:value-type="float">
            <text:p>28058</text:p>
          </table:table-cell>
          <table:table-cell office:value-type="string" calcext:value-type="string">
            <text:p>"Dan Archibequ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ueblo School District No. 60 School Director At-Large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Dennis Maes","Sue Pannunzio","Bill Thiebaut"</text:p>
          </table:table-cell>
          <table:table-cell office:value-type="float" office:value="148" calcext:value-type="float">
            <text:p>1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62" calcext:value-type="float">
            <text:p>2262</text:p>
          </table:table-cell>
        </table:table-row>
        <table:table-row table:style-name="ro1">
          <table:table-cell office:value-type="string" calcext:value-type="string">
            <text:p>Pueblo School District No. 60 School Director At-Large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45938" calcext:value-type="float">
            <text:p>45938</text:p>
          </table:table-cell>
          <table:table-cell office:value-type="float" office:value="28559" calcext:value-type="float">
            <text:p>28559</text:p>
          </table:table-cell>
          <table:table-cell office:value-type="string" calcext:value-type="string">
            <text:p>"Brian Cisneros"</text:p>
          </table:table-cell>
          <table:table-cell office:value-type="float" office:value="1448" calcext:value-type="float">
            <text:p>14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ecall Ward 5 Councilmember Todd Cohe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No/Against"</text:p>
          </table:table-cell>
          <table:table-cell office:value-type="float" office:value="410" calcext:value-type="float">
            <text:p>4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RFCW1 Council 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5770" calcext:value-type="float">
            <text:p>5770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"Nicole Dyck Roberts","Sherry Cordov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F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770" calcext:value-type="float">
            <text:p>5770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"Duane Gurule"</text:p>
          </table:table-cell>
          <table:table-cell office:value-type="float" office:value="326" calcext:value-type="float">
            <text:p>32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Richards Farm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4" calcext:value-type="float">
            <text:p>1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00" calcext:value-type="float">
            <text:p>9200</text:p>
          </table:table-cell>
        </table:table-row>
        <table:table-row table:style-name="ro1">
          <table:table-cell office:value-type="string" calcext:value-type="string">
            <text:p>Richards Farm Metropolitan District Ballot Issue 6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68" calcext:value-type="float">
            <text:p>1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81" calcext:value-type="float">
            <text:p>8981</text:p>
          </table:table-cell>
        </table:table-row>
        <table:table-row table:style-name="ro1">
          <table:table-cell office:value-type="string" calcext:value-type="string">
            <text:p>Richards Farm Metropolitan District Ballot Issue 6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"Yes/For"</text:p>
          </table:table-cell>
          <table:table-cell office:value-type="float" office:value="158" calcext:value-type="float">
            <text:p>15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550" calcext:value-type="float">
            <text:p>9550</text:p>
          </table:table-cell>
        </table:table-row>
        <table:table-row table:style-name="ro1">
          <table:table-cell office:value-type="string" calcext:value-type="string">
            <text:p>Rico Fire Protection District Ballot Issue 6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"Yes/For"</text:p>
          </table:table-cell>
          <table:table-cell office:value-type="float" office:value="85" calcext:value-type="float">
            <text:p>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Rifle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4902" calcext:value-type="float">
            <text:p>14902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"Chris Bornholdt","Brian Condie","Karen Roberts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936" calcext:value-type="float">
            <text:p>4936</text:p>
          </table:table-cell>
        </table:table-row>
        <table:table-row table:style-name="ro1">
          <table:table-cell office:value-type="string" calcext:value-type="string">
            <text:p>Rio Blanco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8" calcext:value-type="float">
            <text:p>1988</text:p>
          </table:table-cell>
          <table:table-cell office:value-type="string" calcext:value-type="string">
            <text:p>"No/Against"</text:p>
          </table:table-cell>
          <table:table-cell office:value-type="float" office:value="479" calcext:value-type="float">
            <text:p>47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o Grand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35" calcext:value-type="float">
            <text:p>3435</text:p>
          </table:table-cell>
          <table:table-cell office:value-type="string" calcext:value-type="string">
            <text:p>"Yes/For"</text:p>
          </table:table-cell>
          <table:table-cell office:value-type="float" office:value="308" calcext:value-type="float">
            <text:p>30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Elizabeth "Betsy" After"</text:p>
          </table:table-cell>
          <table:table-cell office:value-type="float" office:value="5231" calcext:value-type="float">
            <text:p>523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Lindsay DeFrates"</text:p>
          </table:table-cell>
          <table:table-cell office:value-type="float" office:value="4475" calcext:value-type="float">
            <text:p>447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Roaring Fork School District RE-1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5567" calcext:value-type="float">
            <text:p>35567</text:p>
          </table:table-cell>
          <table:table-cell office:value-type="float" office:value="11308" calcext:value-type="float">
            <text:p>11308</text:p>
          </table:table-cell>
          <table:table-cell office:value-type="string" calcext:value-type="string">
            <text:p>"Jasmin Ramirez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guache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"Yes/For"</text:p>
          </table:table-cell>
          <table:table-cell office:value-type="float" office:value="422" calcext:value-type="float">
            <text:p>4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alida City Council Ward 1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"Suzanne Fontana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ida City Council Ward 2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"Aaron J Stephens"</text:p>
          </table:table-cell>
          <table:table-cell office:value-type="float" office:value="23" calcext:value-type="float">
            <text:p>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20" calcext:value-type="float">
            <text:p>3020</text:p>
          </table:table-cell>
        </table:table-row>
        <table:table-row table:style-name="ro1">
          <table:table-cell office:value-type="string" calcext:value-type="string">
            <text:p>Salida City Council Ward 3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530" calcext:value-type="float">
            <text:p>9530</text:p>
          </table:table-cell>
          <table:table-cell office:value-type="float" office:value="843" calcext:value-type="float">
            <text:p>843</text:p>
          </table:table-cell>
          <table:table-cell office:value-type="string" calcext:value-type="string">
            <text:p>"Alisa Pappenfort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Sanford School District 6J - At Large Director -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Brock Canty","Ryan Keith Reynolds","Austin Miller"</text:p>
          </table:table-cell>
          <table:table-cell office:value-type="float" office:value="20" calcext:value-type="float">
            <text:p>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51" calcext:value-type="float">
            <text:p>2251</text:p>
          </table:table-cell>
        </table:table-row>
        <table:table-row table:style-name="ro1">
          <table:table-cell office:value-type="string" calcext:value-type="string">
            <text:p>Sanford School District 6J - At Large Director -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178" calcext:value-type="float">
            <text:p>6178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"Dylan S. Mortensen"</text:p>
          </table:table-cell>
          <table:table-cell office:value-type="float" office:value="186" calcext:value-type="float">
            <text:p>1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School Boar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861" calcext:value-type="float">
            <text:p>1861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"Andrew D. Molt","Barney Filla","Patrick O'Neil"</text:p>
          </table:table-cell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Sedgwick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string" calcext:value-type="string">
            <text:p>"No/Against"</text:p>
          </table:table-cell>
          <table:table-cell office:value-type="float" office:value="112" calcext:value-type="float">
            <text:p>1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Juanita Camacho"</text:p>
          </table:table-cell>
          <table:table-cell office:value-type="float" office:value="827" calcext:value-type="float">
            <text:p>82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03" calcext:value-type="float">
            <text:p>1503</text:p>
          </table:table-cell>
        </table:table-row>
        <table:table-row table:style-name="ro1">
          <table:table-cell office:value-type="string" calcext:value-type="string">
            <text:p>Sheridan School District No. 2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70514" calcext:value-type="float">
            <text:p>170514</text:p>
          </table:table-cell>
          <table:table-cell office:value-type="float" office:value="1295" calcext:value-type="float">
            <text:p>1295</text:p>
          </table:table-cell>
          <table:table-cell office:value-type="string" calcext:value-type="string">
            <text:p>"Karla Najera"</text:p>
          </table:table-cell>
          <table:table-cell office:value-type="float" office:value="22" calcext:value-type="float">
            <text:p>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6479" calcext:value-type="float">
            <text:p>56479</text:p>
          </table:table-cell>
        </table:table-row>
        <table:table-row table:style-name="ro1">
          <table:table-cell office:value-type="string" calcext:value-type="string">
            <text:p>Snowmass Water and Sanitation District Ballot Issue No. 6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"Yes/For"</text:p>
          </table:table-cell>
          <table:table-cell office:value-type="float" office:value="586" calcext:value-type="float">
            <text:p>58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outh Conejos School District RE-10 - At 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2352" calcext:value-type="float">
            <text:p>2352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"Angela R. Velasquez","Ricardo A. Romero"</text:p>
          </table:table-cell>
          <table:table-cell office:value-type="float" office:value="90" calcext:value-type="float">
            <text:p>9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pringfield School District RE-4 Board of Directors Four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Heath Piper","Jeremy West","Jennifer Esch"</text:p>
          </table:table-cell>
          <table:table-cell office:value-type="float" office:value="48" calcext:value-type="float">
            <text:p>4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pringfield School District RE-4 Board of Directors Two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305" calcext:value-type="float">
            <text:p>1305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"Darrell Mackey"</text:p>
          </table:table-cell>
          <table:table-cell office:value-type="float" office:value="60" calcext:value-type="float">
            <text:p>6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tarwood Metropolitan District Ballot Issue No. 6C - Wat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</table:table-row>
        <table:table-row table:style-name="ro1">
          <table:table-cell office:value-type="string" calcext:value-type="string">
            <text:p>Starwood Metropolitan District Ballot Issue No. 6D - Road Entryway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Strasburg School District 31J School Board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73728" calcext:value-type="float">
            <text:p>273728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"Michael A. Marrero","Mary O'Malley","Diana Lee Elliott"</text:p>
          </table:table-cell>
          <table:table-cell office:value-type="float" office:value="87" calcext:value-type="float">
            <text:p>8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928" calcext:value-type="float">
            <text:p>22928</text:p>
          </table:table-cell>
        </table:table-row>
        <table:table-row table:style-name="ro1">
          <table:table-cell office:value-type="string" calcext:value-type="string">
            <text:p>Stratton School District R-4 Board of Directors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590" calcext:value-type="float">
            <text:p>25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"Matt May","Stacey Brown","Darren Hornung"</text:p>
          </table:table-cell>
          <table:table-cell office:value-type="float" office:value="14" calcext:value-type="float">
            <text:p>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49" calcext:value-type="float">
            <text:p>1349</text:p>
          </table:table-cell>
        </table:table-row>
        <table:table-row table:style-name="ro1">
          <table:table-cell office:value-type="string" calcext:value-type="string">
            <text:p>Summit School District RE-1 Board of Directors - At large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9843" calcext:value-type="float">
            <text:p>9843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"Gayle Jones Westerberg","Julie Shapiro","Consuelo Redhorse","Vanessa Agee"</text:p>
          </table:table-cell>
          <table:table-cell office:value-type="float" office:value="1502" calcext:value-type="float">
            <text:p>15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elluride Hospital District Ballot Issue 6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"Yes/For"</text:p>
          </table:table-cell>
          <table:table-cell office:value-type="float" office:value="798" calcext:value-type="float">
            <text:p>79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lluride School District R-1 Ballot Issue 4A - Bond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678" calcext:value-type="float">
            <text:p>67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elluride School District R-1 Ballot Question 4B - Rico Area Annex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Yes/For"</text:p>
          </table:table-cell>
          <table:table-cell office:value-type="float" office:value="1793" calcext:value-type="float">
            <text:p>179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elluride School District R-1 Board of Directors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286" calcext:value-type="float">
            <text:p>3286</text:p>
          </table:table-cell>
          <table:table-cell office:value-type="float" office:value="2572" calcext:value-type="float">
            <text:p>2572</text:p>
          </table:table-cell>
          <table:table-cell office:value-type="string" calcext:value-type="string">
            <text:p>"David Lavender","Ryan Robinson","Cheryl Carstens Miller"</text:p>
          </table:table-cell>
          <table:table-cell office:value-type="float" office:value="406" calcext:value-type="float">
            <text:p>40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awn Kirk"</text:p>
          </table:table-cell>
          <table:table-cell office:value-type="float" office:value="3219" calcext:value-type="float">
            <text:p>32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Ryan Wilcke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520" calcext:value-type="float">
            <text:p>40520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Nancy Rumfelt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62" calcext:value-type="float">
            <text:p>11862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Nancy Rumfel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92" calcext:value-type="float">
            <text:p>25592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Denise Alvine Chapman"</text:p>
          </table:table-cell>
          <table:table-cell office:value-type="float" office:value="3556" calcext:value-type="float">
            <text:p>35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Yazmin Navarro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hompson R2-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25341" calcext:value-type="float">
            <text:p>125341</text:p>
          </table:table-cell>
          <table:table-cell office:value-type="float" office:value="49474" calcext:value-type="float">
            <text:p>49474</text:p>
          </table:table-cell>
          <table:table-cell office:value-type="string" calcext:value-type="string">
            <text:p>"Stu Boyd"</text:p>
          </table:table-cell>
          <table:table-cell office:value-type="float" office:value="2488" calcext:value-type="float">
            <text:p>24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string" calcext:value-type="string">
            <text:p>Thompson R-2J School District Board of Education Director District 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"Elizabeth Kearney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8386" calcext:value-type="float">
            <text:p>208386</text:p>
          </table:table-cell>
        </table:table-row>
        <table:table-row table:style-name="ro1">
          <table:table-cell office:value-type="string" calcext:value-type="string">
            <text:p>Town of Ault Ballot Issue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45" calcext:value-type="float">
            <text:p>5745</text:p>
          </table:table-cell>
        </table:table-row>
        <table:table-row table:style-name="ro1">
          <table:table-cell office:value-type="string" calcext:value-type="string">
            <text:p>Town of Avon Ballot Issue 2A: Use Tax on Construction Mater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5324" calcext:value-type="float">
            <text:p>15324</text:p>
          </table:table-cell>
          <table:table-cell office:value-type="float" office:value="1148" calcext:value-type="float">
            <text:p>1148</text:p>
          </table:table-cell>
          <table:table-cell office:value-type="string" calcext:value-type="string">
            <text:p>"No/Against"</text:p>
          </table:table-cell>
          <table:table-cell office:value-type="float" office:value="267" calcext:value-type="float">
            <text:p>2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TOWN OF BAYFIELD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494" calcext:value-type="float">
            <text:p>18494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"No/Against"</text:p>
          </table:table-cell>
          <table:table-cell office:value-type="float" office:value="154" calcext:value-type="float">
            <text:p>15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6" calcext:value-type="float">
            <text:p>876</text:p>
          </table:table-cell>
        </table:table-row>
        <table:table-row table:style-name="ro1">
          <table:table-cell office:value-type="string" calcext:value-type="string">
            <text:p>Town of Dolores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No/Against"</text:p>
          </table:table-cell>
          <table:table-cell office:value-type="float" office:value="62" calcext:value-type="float">
            <text:p>6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Town of Dolores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467" calcext:value-type="float">
            <text:p>846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"Yes/For"</text:p>
          </table:table-cell>
          <table:table-cell office:value-type="float" office:value="183" calcext:value-type="float">
            <text:p>18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Town of Eagle - Council Member - Four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5324" calcext:value-type="float">
            <text:p>15324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"Jamie Woodworth Foral","Nick Sunday","Bryan K Woods"</text:p>
          </table:table-cell>
          <table:table-cell office:value-type="float" office:value="520" calcext:value-type="float">
            <text:p>5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own of Eaton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"Yes/For"</text:p>
          </table:table-cell>
          <table:table-cell office:value-type="float" office:value="365" calcext:value-type="float">
            <text:p>3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06" calcext:value-type="float">
            <text:p>1606</text:p>
          </table:table-cell>
        </table:table-row>
        <table:table-row table:style-name="ro1">
          <table:table-cell office:value-type="string" calcext:value-type="string">
            <text:p>Town of Erie Ballot Question 3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1512" calcext:value-type="float">
            <text:p>151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Town of Erie Ballot Question 3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0179" calcext:value-type="float">
            <text:p>200179</text:p>
          </table:table-cell>
          <table:table-cell office:value-type="float" office:value="11179" calcext:value-type="float">
            <text:p>11179</text:p>
          </table:table-cell>
          <table:table-cell office:value-type="string" calcext:value-type="string">
            <text:p>"Yes/For"</text:p>
          </table:table-cell>
          <table:table-cell office:value-type="float" office:value="867" calcext:value-type="float">
            <text:p>86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83" calcext:value-type="float">
            <text:p>1683</text:p>
          </table:table-cell>
        </table:table-row>
        <table:table-row table:style-name="ro1">
          <table:table-cell office:value-type="string" calcext:value-type="string">
            <text:p>Town of Fraser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"No/Against"</text:p>
          </table:table-cell>
          <table:table-cell office:value-type="float" office:value="24" calcext:value-type="float">
            <text:p>2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06" calcext:value-type="float">
            <text:p>1706</text:p>
          </table:table-cell>
        </table:table-row>
        <table:table-row table:style-name="ro1">
          <table:table-cell office:value-type="string" calcext:value-type="string">
            <text:p>Town of Frederick Ballot Issue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4468" calcext:value-type="float">
            <text:p>4468</text:p>
          </table:table-cell>
          <table:table-cell office:value-type="string" calcext:value-type="string">
            <text:p>"Yes/For"</text:p>
          </table:table-cell>
          <table:table-cell office:value-type="float" office:value="2414" calcext:value-type="float">
            <text:p>24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Town of Hayden Ballot Question No.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69" calcext:value-type="float">
            <text:p>26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Town of Hayden Ballot Question No.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No/Against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706" calcext:value-type="float">
            <text:p>9706</text:p>
          </table:table-cell>
        </table:table-row>
        <table:table-row table:style-name="ro1">
          <table:table-cell office:value-type="string" calcext:value-type="string">
            <text:p>Town of Hayden Ballot Question No.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"Yes/For"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969" calcext:value-type="float">
            <text:p>33969</text:p>
          </table:table-cell>
        </table:table-row>
        <table:table-row table:style-name="ro1">
          <table:table-cell office:value-type="string" calcext:value-type="string">
            <text:p>Town of Lochbuie Ballot Question 3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3621" calcext:value-type="float">
            <text:p>183621</text:p>
          </table:table-cell>
          <table:table-cell office:value-type="float" office:value="1080" calcext:value-type="float">
            <text:p>1080</text:p>
          </table:table-cell>
          <table:table-cell office:value-type="string" calcext:value-type="string">
            <text:p>"No/Against"</text:p>
          </table:table-cell>
          <table:table-cell office:value-type="float" office:value="57" calcext:value-type="float">
            <text:p>5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475" calcext:value-type="float">
            <text:p>23475</text:p>
          </table:table-cell>
        </table:table-row>
        <table:table-row table:style-name="ro1">
          <table:table-cell office:value-type="string" calcext:value-type="string">
            <text:p>Town of Moffat Ballot Issue 2A - Lowering Marijuana Excise Rat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36" calcext:value-type="float">
            <text:p>1236</text:p>
          </table:table-cell>
        </table:table-row>
        <table:table-row table:style-name="ro1">
          <table:table-cell office:value-type="string" calcext:value-type="string">
            <text:p>Town of Moffat Ballot Question 2B - Removal of Term Limits for Elected Official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865" calcext:value-type="float">
            <text:p>18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"No/Against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" calcext:value-type="float">
            <text:p>1360</text:p>
          </table:table-cell>
        </table:table-row>
        <table:table-row table:style-name="ro1">
          <table:table-cell office:value-type="string" calcext:value-type="string">
            <text:p>Town of Mountain View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6" calcext:value-type="float">
            <text:p>1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089" calcext:value-type="float">
            <text:p>9089</text:p>
          </table:table-cell>
        </table:table-row>
        <table:table-row table:style-name="ro1">
          <table:table-cell office:value-type="string" calcext:value-type="string">
            <text:p>Town of Mountain View Ballot Question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66" calcext:value-type="float">
            <text:p>6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860" calcext:value-type="float">
            <text:p>22860</text:p>
          </table:table-cell>
        </table:table-row>
        <table:table-row table:style-name="ro1">
          <table:table-cell office:value-type="string" calcext:value-type="string">
            <text:p>Town of Mountain View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63" calcext:value-type="float">
            <text:p>16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Town of Mountain View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02" calcext:value-type="float">
            <text:p>1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792" calcext:value-type="float">
            <text:p>14792</text:p>
          </table:table-cell>
        </table:table-row>
        <table:table-row table:style-name="ro1">
          <table:table-cell office:value-type="string" calcext:value-type="string">
            <text:p>Town of Mountain View Ballot Question 2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4" calcext:value-type="float">
            <text:p>1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200" calcext:value-type="float">
            <text:p>8200</text:p>
          </table:table-cell>
        </table:table-row>
        <table:table-row table:style-name="ro1">
          <table:table-cell office:value-type="string" calcext:value-type="string">
            <text:p>Town of Mountain View Ballot Question 2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91" calcext:value-type="float">
            <text:p>1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00" calcext:value-type="float">
            <text:p>7900</text:p>
          </table:table-cell>
        </table:table-row>
        <table:table-row table:style-name="ro1">
          <table:table-cell office:value-type="string" calcext:value-type="string">
            <text:p>Town of Mountain View Ballot Question 2G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5" calcext:value-type="float">
            <text:p>18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56" calcext:value-type="float">
            <text:p>8156</text:p>
          </table:table-cell>
        </table:table-row>
        <table:table-row table:style-name="ro1">
          <table:table-cell office:value-type="string" calcext:value-type="string">
            <text:p>Town of Mountain View Ballot Question 2H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88" calcext:value-type="float">
            <text:p>1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26" calcext:value-type="float">
            <text:p>8026</text:p>
          </table:table-cell>
        </table:table-row>
        <table:table-row table:style-name="ro1">
          <table:table-cell office:value-type="string" calcext:value-type="string">
            <text:p>Town of Mountain View Ballot Question 2I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Yes/For"</text:p>
          </table:table-cell>
          <table:table-cell office:value-type="float" office:value="174" calcext:value-type="float">
            <text:p>17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671" calcext:value-type="float">
            <text:p>8671</text:p>
          </table:table-cell>
        </table:table-row>
        <table:table-row table:style-name="ro1">
          <table:table-cell office:value-type="string" calcext:value-type="string">
            <text:p>Town of Mountain View Council Membe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207047" calcext:value-type="float">
            <text:p>207047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"Brent J. Metz","Brittany Loecher","Leal Algiene"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4297" calcext:value-type="float">
            <text:p>94297</text:p>
          </table:table-cell>
        </table:table-row>
        <table:table-row table:style-name="ro1">
          <table:table-cell office:value-type="string" calcext:value-type="string">
            <text:p>Town of Mt. Crested Butte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6873" calcext:value-type="float">
            <text:p>687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"Yes/For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Town of Olathe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No/Against"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601" calcext:value-type="float">
            <text:p>13601</text:p>
          </table:table-cell>
        </table:table-row>
        <table:table-row table:style-name="ro1">
          <table:table-cell office:value-type="string" calcext:value-type="string">
            <text:p>Town of Olathe Ballot Issue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7" calcext:value-type="float">
            <text:p>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544" calcext:value-type="float">
            <text:p>15544</text:p>
          </table:table-cell>
        </table:table-row>
        <table:table-row table:style-name="ro1">
          <table:table-cell office:value-type="string" calcext:value-type="string">
            <text:p>Town of Olathe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931" calcext:value-type="float">
            <text:p>14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"Yes/For"</text:p>
          </table:table-cell>
          <table:table-cell office:value-type="float" office:value="34" calcext:value-type="float">
            <text:p>3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01" calcext:value-type="float">
            <text:p>3201</text:p>
          </table:table-cell>
        </table:table-row>
        <table:table-row table:style-name="ro1">
          <table:table-cell office:value-type="string" calcext:value-type="string">
            <text:p>Town of Parker Ballot Question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2005" calcext:value-type="float">
            <text:p>200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26" calcext:value-type="float">
            <text:p>526</text:p>
          </table:table-cell>
        </table:table-row>
        <table:table-row table:style-name="ro1">
          <table:table-cell office:value-type="string" calcext:value-type="string">
            <text:p>Town of Parker Ballot Question 2B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3642" calcext:value-type="float">
            <text:p>364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Town of Parker Ballot Question 2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YES"</text:p>
          </table:table-cell>
          <table:table-cell office:value-type="float" office:value="12002" calcext:value-type="float">
            <text:p>1200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own of Parker Ballot Question 2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8581" calcext:value-type="float">
            <text:p>18581</text:p>
          </table:table-cell>
          <table:table-cell office:value-type="string" calcext:value-type="string">
            <text:p>"NO"</text:p>
          </table:table-cell>
          <table:table-cell office:value-type="float" office:value="868" calcext:value-type="float">
            <text:p>86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Ridgway Ballot Issue 2A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"Yes/For"</text:p>
          </table:table-cell>
          <table:table-cell office:value-type="float" office:value="165" calcext:value-type="float">
            <text:p>16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OWN OF ROMEO BALLOT ISSUE 2A.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352" calcext:value-type="float">
            <text:p>23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"Yes"</text:p>
          </table:table-cell>
          <table:table-cell office:value-type="float" office:value="15" calcext:value-type="float">
            <text:p>1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</table:table-row>
        <table:table-row table:style-name="ro1">
          <table:table-cell office:value-type="string" calcext:value-type="string">
            <text:p>Town of Snowmass Village Ballot Question No. 2A - Amendment to Town Charter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1" calcext:value-type="float">
            <text:p>5341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"Yes/For"</text:p>
          </table:table-cell>
          <table:table-cell office:value-type="float" office:value="352" calcext:value-type="float">
            <text:p>3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wn of Superior Ballot Question 30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Yes/For"</text:p>
          </table:table-cell>
          <table:table-cell office:value-type="float" office:value="955" calcext:value-type="float">
            <text:p>95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4" calcext:value-type="float">
            <text:p>914</text:p>
          </table:table-cell>
        </table:table-row>
        <table:table-row table:style-name="ro1">
          <table:table-cell office:value-type="string" calcext:value-type="string">
            <text:p>Town of Superior - Home Rule Charter Commiss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9" calcext:value-type="float">
            <text:p>9</text:p>
          </table:table-cell>
          <table:table-cell office:value-type="float" office:value="119772" calcext:value-type="float">
            <text:p>119772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"Ryan Hitchler","Heather Cracraft","Claire Dixon","Dalton Valette","Chris Hanson","Ryan Welch","Mike Foster","Clint Folsom","Jeff Chu"</text:p>
          </table:table-cell>
          <table:table-cell office:value-type="float" office:value="41" calcext:value-type="float">
            <text:p>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288" calcext:value-type="float">
            <text:p>21288</text:p>
          </table:table-cell>
        </table:table-row>
        <table:table-row table:style-name="ro1">
          <table:table-cell office:value-type="string" calcext:value-type="string">
            <text:p>Town of Telluride Ballot Issue 2A - Authorization to Retain Lodgers' Tax Revenue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584" calcext:value-type="float">
            <text:p>58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Town of Telluride Ballot Question 2B - Home Rule Charter Amendment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Yes/For"</text:p>
          </table:table-cell>
          <table:table-cell office:value-type="float" office:value="214" calcext:value-type="float">
            <text:p>21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wn of Telluride May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Teddy Errico"</text:p>
          </table:table-cell>
          <table:table-cell office:value-type="float" office:value="10" calcext:value-type="float">
            <text:p>1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395" calcext:value-type="float">
            <text:p>2395</text:p>
          </table:table-cell>
        </table:table-row>
        <table:table-row table:style-name="ro1">
          <table:table-cell office:value-type="string" calcext:value-type="string">
            <text:p>Town of Telluride Town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Elena Levin","Ashley Story"</text:p>
          </table:table-cell>
          <table:table-cell office:value-type="float" office:value="52" calcext:value-type="float">
            <text:p>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string" calcext:value-type="string">
            <text:p>Town of Telluride Town Meeting Modera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3286" calcext:value-type="float">
            <text:p>3286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"Daniel Zemk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wn of Vail - Council Members At-Larg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15324" calcext:value-type="float">
            <text:p>15324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"Sam Biszantz","Dave Chapin","Jonathan Josef Staufer","Reid Phillips"</text:p>
          </table:table-cell>
          <table:table-cell office:value-type="float" office:value="96" calcext:value-type="float">
            <text:p>9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4" calcext:value-type="float">
            <text:p>1164</text:p>
          </table:table-cell>
        </table:table-row>
        <table:table-row table:style-name="ro1">
          <table:table-cell office:value-type="string" calcext:value-type="string">
            <text:p>Town of Winter Park Ballot Issue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617" calcext:value-type="float">
            <text:p>561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"Yes/For"</text:p>
          </table:table-cell>
          <table:table-cell office:value-type="float" office:value="150" calcext:value-type="float">
            <text:p>15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Town of Yampa Ballot Issue No. 2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14" calcext:value-type="float">
            <text:p>1214</text:p>
          </table:table-cell>
        </table:table-row>
        <table:table-row table:style-name="ro1">
          <table:table-cell office:value-type="string" calcext:value-type="string">
            <text:p>Town of Yampa Ballot Issue No. 2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9323" calcext:value-type="float">
            <text:p>93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"Yes/For"</text:p>
          </table:table-cell>
          <table:table-cell office:value-type="float" office:value="40" calcext:value-type="float">
            <text:p>4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9" calcext:value-type="float">
            <text:p>1699</text:p>
          </table:table-cell>
        </table:table-row>
        <table:table-row table:style-name="ro1">
          <table:table-cell office:value-type="string" calcext:value-type="string">
            <text:p>Trinidad -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5072" calcext:value-type="float">
            <text:p>5072</text:p>
          </table:table-cell>
          <table:table-cell office:value-type="float" office:value="3433" calcext:value-type="float">
            <text:p>3433</text:p>
          </table:table-cell>
          <table:table-cell office:value-type="string" calcext:value-type="string">
            <text:p>"Brett Duran","Selina Vallejos","Claudia Trujillo"</text:p>
          </table:table-cell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5" calcext:value-type="float">
            <text:p>1155</text:p>
          </table:table-cell>
        </table:table-row>
        <table:table-row table:style-name="ro1">
          <table:table-cell office:value-type="string" calcext:value-type="string">
            <text:p>Two Bridges Metropolitan District Ballot Issue 6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1" calcext:value-type="float">
            <text:p>9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Two Bridges Metropolitan District Ballot Issue 6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2" calcext:value-type="float">
            <text:p>9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454" calcext:value-type="float">
            <text:p>11454</text:p>
          </table:table-cell>
        </table:table-row>
        <table:table-row table:style-name="ro1">
          <table:table-cell office:value-type="string" calcext:value-type="string">
            <text:p>Two Bridges Metropolitan District Ballot Issue 6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88" calcext:value-type="float">
            <text:p>88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974" calcext:value-type="float">
            <text:p>11974</text:p>
          </table:table-cell>
        </table:table-row>
        <table:table-row table:style-name="ro1">
          <table:table-cell office:value-type="string" calcext:value-type="string">
            <text:p>Two Bridges Metropolitan District Ballot Issue 6F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44601" calcext:value-type="float">
            <text:p>14460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"YES"</text:p>
          </table:table-cell>
          <table:table-cell office:value-type="float" office:value="94" calcext:value-type="float">
            <text:p>9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210" calcext:value-type="float">
            <text:p>11210</text:p>
          </table:table-cell>
        </table:table-row>
        <table:table-row table:style-name="ro1">
          <table:table-cell office:value-type="string" calcext:value-type="string">
            <text:p>Upper Pine River Fire Protection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5342" calcext:value-type="float">
            <text:p>53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"Yes/For"</text:p>
          </table:table-cell>
          <table:table-cell office:value-type="float" office:value="11" calcext:value-type="float">
            <text:p>1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539" calcext:value-type="float">
            <text:p>3539</text:p>
          </table:table-cell>
        </table:table-row>
        <table:table-row table:style-name="ro1">
          <table:table-cell office:value-type="string" calcext:value-type="string">
            <text:p>Ute Pass Regional Health Service District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63404" calcext:value-type="float">
            <text:p>163404</text:p>
          </table:table-cell>
          <table:table-cell office:value-type="float" office:value="10178" calcext:value-type="float">
            <text:p>10178</text:p>
          </table:table-cell>
          <table:table-cell office:value-type="string" calcext:value-type="string">
            <text:p>"No/Against"</text:p>
          </table:table-cell>
          <table:table-cell office:value-type="float" office:value="1019" calcext:value-type="float">
            <text:p>101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9" calcext:value-type="float">
            <text:p>1169</text:p>
          </table:table-cell>
        </table:table-row>
        <table:table-row table:style-name="ro1">
          <table:table-cell office:value-type="string" calcext:value-type="string">
            <text:p>Victor Council Ward 1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"Joshua Mestas"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22" calcext:value-type="float">
            <text:p>2922</text:p>
          </table:table-cell>
        </table:table-row>
        <table:table-row table:style-name="ro1">
          <table:table-cell office:value-type="string" calcext:value-type="string">
            <text:p>Victor Council Ward 2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"Frances "Frankie" Asht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5 Recall Success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6559" calcext:value-type="float">
            <text:p>26559</text:p>
          </table:table-cell>
          <table:table-cell office:value-type="float" office:value="5483" calcext:value-type="float">
            <text:p>5483</text:p>
          </table:table-cell>
          <table:table-cell office:value-type="string" calcext:value-type="string">
            <text:p>"Maria Boutrou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d 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"Lisa Manifold","James W Clark"</text:p>
          </table:table-cell>
          <table:table-cell office:value-type="float" office:value="9" calcext:value-type="float">
            <text:p>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95" calcext:value-type="float">
            <text:p>2795</text:p>
          </table:table-cell>
        </table:table-row>
        <table:table-row table:style-name="ro1">
          <table:table-cell office:value-type="string" calcext:value-type="string">
            <text:p>Ward II Councilmembe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452" calcext:value-type="float">
            <text:p>3452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"Jeremy T Jon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shington - Proposition II (Statutory)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61" calcext:value-type="float">
            <text:p>1861</text:p>
          </table:table-cell>
          <table:table-cell office:value-type="string" calcext:value-type="string">
            <text:p>"No/Against"</text:p>
          </table:table-cell>
          <table:table-cell office:value-type="float" office:value="717" calcext:value-type="float">
            <text:p>71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eld County RE-1 Board of Education At-Large 4-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Nancy Sarchet"</text:p>
          </table:table-cell>
          <table:table-cell office:value-type="float" office:value="136" calcext:value-type="float">
            <text:p>1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309" calcext:value-type="float">
            <text:p>4309</text:p>
          </table:table-cell>
        </table:table-row>
        <table:table-row table:style-name="ro1">
          <table:table-cell office:value-type="string" calcext:value-type="string">
            <text:p>Weld County RE-1 Board of Education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2421" calcext:value-type="float">
            <text:p>2421</text:p>
          </table:table-cell>
          <table:table-cell office:value-type="string" calcext:value-type="string">
            <text:p>"Michelle Wiede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6 Board of Education School Director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80407" calcext:value-type="float">
            <text:p>80407</text:p>
          </table:table-cell>
          <table:table-cell office:value-type="float" office:value="23864" calcext:value-type="float">
            <text:p>23864</text:p>
          </table:table-cell>
          <table:table-cell office:value-type="string" calcext:value-type="string">
            <text:p>"Brenda Campos-Spitze","Doran Reza Azari","Natalie Mash"</text:p>
          </table:table-cell>
          <table:table-cell office:value-type="float" office:value="3477" calcext:value-type="float">
            <text:p>34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Weld County School District RE-4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Raymond Ruth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Karen Trusle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4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Mark A. Leach"</text:p>
          </table:table-cell>
          <table:table-cell office:value-type="float" office:value="1020" calcext:value-type="float">
            <text:p>102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Weld County School District RE-4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80407" calcext:value-type="float">
            <text:p>80407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"Jennifer Hansen"</text:p>
          </table:table-cell>
          <table:table-cell office:value-type="float" office:value="504" calcext:value-type="float">
            <text:p>504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Weld County School District RE-5J Director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onica Johnso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y Musgrave"</text:p>
          </table:table-cell>
          <table:table-cell office:value-type="float" office:value="2341" calcext:value-type="float">
            <text:p>2341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Weld County School District RE-5J Director District C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Amanda Proctor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Nathan Sassa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5J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205748" calcext:value-type="float">
            <text:p>205748</text:p>
          </table:table-cell>
          <table:table-cell office:value-type="float" office:value="6195" calcext:value-type="float">
            <text:p>6195</text:p>
          </table:table-cell>
          <table:table-cell office:value-type="string" calcext:value-type="string">
            <text:p>"Michael Wailes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County School District RE-8 Ballot Issue 5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95" calcext:value-type="float">
            <text:p>59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Weld County School District RE-8 Ballot Issue 5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No/Against"</text:p>
          </table:table-cell>
          <table:table-cell office:value-type="float" office:value="552" calcext:value-type="float">
            <text:p>55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13" calcext:value-type="float">
            <text:p>1413</text:p>
          </table:table-cell>
        </table:table-row>
        <table:table-row table:style-name="ro1">
          <table:table-cell office:value-type="string" calcext:value-type="string">
            <text:p>Weld RE-8 School District Director District B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Thomas Holton"</text:p>
          </table:table-cell>
          <table:table-cell office:value-type="float" office:value="599" calcext:value-type="float">
            <text:p>59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Weld RE-8 School District Director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Matthew Bove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 RE-8 School District Director District E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106966" calcext:value-type="float">
            <text:p>106966</text:p>
          </table:table-cell>
          <table:table-cell office:value-type="float" office:value="3181" calcext:value-type="float">
            <text:p>3181</text:p>
          </table:table-cell>
          <table:table-cell office:value-type="string" calcext:value-type="string">
            <text:p>"Jessica Spindle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Grand School District 1-Jt Board of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784" calcext:value-type="float">
            <text:p>30784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"Christine M. Travis","Amy Cordova"</text:p>
          </table:table-cell>
          <table:table-cell office:value-type="float" office:value="35" calcext:value-type="float">
            <text:p>35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10" calcext:value-type="float">
            <text:p>6410</text:p>
          </table:table-cell>
        </table:table-row>
        <table:table-row table:style-name="ro1">
          <table:table-cell office:value-type="string" calcext:value-type="string">
            <text:p>Westminster Board Of Education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103214" calcext:value-type="float">
            <text:p>103214</text:p>
          </table:table-cell>
          <table:table-cell office:value-type="float" office:value="12591" calcext:value-type="float">
            <text:p>12591</text:p>
          </table:table-cell>
          <table:table-cell office:value-type="string" calcext:value-type="string">
            <text:p>"Audrey Yanos","Mary Beth Murphy","Christine Martinez"</text:p>
          </table:table-cell>
          <table:table-cell office:value-type="float" office:value="1839" calcext:value-type="float">
            <text:p>1839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Widefield School District 3 Board of Directors - 4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196391" calcext:value-type="float">
            <text:p>196391</text:p>
          </table:table-cell>
          <table:table-cell office:value-type="float" office:value="11107" calcext:value-type="float">
            <text:p>11107</text:p>
          </table:table-cell>
          <table:table-cell office:value-type="string" calcext:value-type="string">
            <text:p>"Kelly "Fini" Cutcher","Tina West"</text:p>
          </table:table-cell>
          <table:table-cell office:value-type="float" office:value="156" calcext:value-type="float">
            <text:p>1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174" calcext:value-type="float">
            <text:p>917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Mick Bates"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14" calcext:value-type="float">
            <text:p>1514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C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Keegan Barkley"</text:p>
          </table:table-cell>
          <table:table-cell office:value-type="float" office:value="222" calcext:value-type="float">
            <text:p>222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Woodland Park School District RE-2 Board of Directors - District D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1" calcext:value-type="float">
            <text:p>1</text:p>
          </table:table-cell>
          <table:table-cell office:value-type="float" office:value="11628" calcext:value-type="float">
            <text:p>11628</text:p>
          </table:table-cell>
          <table:table-cell office:value-type="float" office:value="9743" calcext:value-type="float">
            <text:p>9743</text:p>
          </table:table-cell>
          <table:table-cell office:value-type="string" calcext:value-type="string">
            <text:p>"Cassie Kimbrell"</text:p>
          </table:table-cell>
          <table:table-cell office:value-type="float" office:value="77" calcext:value-type="float">
            <text:p>77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Wray City Council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4" calcext:value-type="float">
            <text:p>4</text:p>
          </table:table-cell>
          <table:table-cell office:value-type="float" office:value="3056" calcext:value-type="float">
            <text:p>3056</text:p>
          </table:table-cell>
          <table:table-cell office:value-type="float" office:value="617" calcext:value-type="float">
            <text:p>617</text:p>
          </table:table-cell>
          <table:table-cell office:value-type="string" calcext:value-type="string">
            <text:p>"Benjamin Gardner","Chad Deyle","Brad Rockwell","Nicole Ann Smith"</text:p>
          </table:table-cell>
          <table:table-cell office:value-type="float" office:value="223" calcext:value-type="float">
            <text:p>223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Wray School District RD-2 Board of Education Directors - 2 Year Term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Nancy Helling","Maggie Bowman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y School District RD-2 Board of Education Directors 4-Year Term</text:p>
          </table:table-cell>
          <table:table-cell office:value-type="string" calcext:value-type="string">
            <text:p>county_wide_contest</text:p>
          </table:table-cell>
          <table:table-cell office:value-type="string" calcext:value-type="string">
            <text:p>in_progress</text:p>
          </table:table-cell>
          <table:table-cell office:value-type="float" office:value="3" calcext:value-type="float">
            <text:p>3</text:p>
          </table:table-cell>
          <table:table-cell office:value-type="float" office:value="3056" calcext:value-type="float">
            <text:p>3056</text:p>
          </table:table-cell>
          <table:table-cell office:value-type="float" office:value="1302" calcext:value-type="float">
            <text:p>1302</text:p>
          </table:table-cell>
          <table:table-cell office:value-type="string" calcext:value-type="string">
            <text:p>"Martin Buoy","Grant Bledsoe","Melanie Godsey"</text:p>
          </table:table-cell>
          <table:table-cell office:value-type="float" office:value="216" calcext:value-type="float">
            <text:p>21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W-Y Groundwater Management District Referred Ballot Issue 7A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not_auditable</text:p>
          </table:table-cell>
          <table:table-cell office:value-type="float" office:value="1" calcext:value-type="float">
            <text:p>1</text:p>
          </table:table-cell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NO"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ma School District-1 Board of Education Directors</text:p>
          </table:table-cell>
          <table:table-cell office:value-type="string" calcext:value-type="string">
            <text:p>opportunistic_benefits</text:p>
          </table:table-cell>
          <table:table-cell office:value-type="string" calcext:value-type="string">
            <text:p>in_progress</text:p>
          </table:table-cell>
          <table:table-cell office:value-type="float" office:value="2" calcext:value-type="float">
            <text:p>2</text:p>
          </table:table-cell>
          <table:table-cell office:value-type="float" office:value="3056" calcext:value-type="float">
            <text:p>3056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"Heath Roundtree","Tyson Brown"</text:p>
          </table:table-cell>
          <table:table-cell office:value-type="float" office:value="36" calcext:value-type="float">
            <text:p>36</text:p>
          </table:table-cell>
          <table:table-cell office:value-type="float" office:value="0.03" calcext:value-type="float">
            <text:p>0.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03905" calcext:value-type="float">
            <text:p>1.039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19" calcext:value-type="float">
            <text:p>6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2T11:12:06.375571414</dc:date>
    <meta:editing-duration>P1DT17H24M40S</meta:editing-duration>
    <meta:editing-cycles>5</meta:editing-cycles>
    <meta:document-statistic meta:table-count="1" meta:cell-count="13740" meta:object-count="0"/>
  </office:meta>
</office:document-meta>
</file>